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>
      <style:map style:condition="cell-content()=1" style:apply-style-name="Untitled1" style:base-cell-address="ss2q.R9"/>
      <style:map style:condition="cell-content()=0" style:apply-style-name="Untitled2" style:base-cell-address="ss2q.R9"/>
    </style:style>
    <style:style style:name="ce4" style:family="table-cell" style:parent-style-name="Default" style:data-style-name="N99">
      <style:map style:condition="cell-content()=1" style:apply-style-name="Untitled1" style:base-cell-address="alls1q.P9"/>
      <style:map style:condition="cell-content()=0" style:apply-style-name="Untitled2" style:base-cell-address="alls1q.P9"/>
    </style:style>
    <style:style style:name="ce5" style:family="table-cell" style:parent-style-name="Default" style:data-style-name="N99">
      <style:map style:condition="cell-content()=1" style:apply-style-name="Untitled1" style:base-cell-address="sssq_jsckson.P9"/>
      <style:map style:condition="cell-content()=0" style:apply-style-name="Untitled2" style:base-cell-address="sssq_jsckson.P9"/>
    </style:style>
  </office:automatic-styles>
  <office:body>
    <office:spreadsheet>
      <table:calculation-settings table:automatic-find-labels="false" table:use-regular-expressions="false" table:use-wildcards="true"/>
      <table:table table:name="ss2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6"/>
          <table:table-cell office:value-type="string" calcext:value-type="string">
            <text:p>Service times tolerance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3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3"/>
          <table:table-cell table:number-columns-repeated="3"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 office:value-type="string" calcext:value-type="string">
            <text:p>Empirical</text:p>
          </table:table-cell>
          <table:table-cell/>
          <table:table-cell table:number-columns-repeated="3" table:style-name="Default" office:value-type="string" calcext:value-type="string">
            <text:p>Check</text:p>
          </table:table-cell>
          <table:table-cell/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/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Ev lambdas normal</text:p>
          </table:table-cell>
          <table:table-cell office:value-type="string" calcext:value-type="string">
            <text:p>Ev lambdas vip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normal</text:p>
          </table:table-cell>
          <table:table-cell office:value-type="string" calcext:value-type="string">
            <text:p>rho_vip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Vip percents</text:p>
          </table:table-cell>
          <table:table-cell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/>
          <table:table-cell table:style-name="Default" office:value-type="string" calcext:value-type="string">
            <text:p>Rho reconstruction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84085" calcext:value-type="float">
            <text:p>4.984085</text:p>
          </table:table-cell>
          <table:table-cell office:value-type="float" office:value="0.084523" calcext:value-type="float">
            <text:p>0.084523</text:p>
          </table:table-cell>
          <table:table-cell office:value-type="float" office:value="0.070797" calcext:value-type="float">
            <text:p>0.070797</text:p>
          </table:table-cell>
          <table:table-cell office:value-type="float" office:value="0.013729" calcext:value-type="float">
            <text:p>0.013729</text:p>
          </table:table-cell>
          <table:table-cell table:formula="of:=[.F9]*[.E9]" office:value-type="float" office:value="0.421269816455" calcext:value-type="float">
            <text:p>0.421269816455</text:p>
          </table:table-cell>
          <table:table-cell table:formula="of:=[.G9]*[.E9]" office:value-type="float" office:value="0.352858265745" calcext:value-type="float">
            <text:p>0.352858265745</text:p>
          </table:table-cell>
          <table:table-cell table:formula="of:=[.H9]*[.E9]" office:value-type="float" office:value="0.068426502965" calcext:value-type="float">
            <text:p>0.068426502965</text:p>
          </table:table-cell>
          <table:table-cell table:formula="of:=[.I9] * [.E9] / (1- [.K9])" office:value-type="float" office:value="2.25386894306122" calcext:value-type="float">
            <text:p>2.25386894306122</text:p>
          </table:table-cell>
          <table:table-cell office:value-type="float" office:value="2.173969" calcext:value-type="float">
            <text:p>2.173969</text:p>
          </table:table-cell>
          <table:table-cell table:formula="of:=[.I9] * [.E9] / ((1- [.K9])*(1- [.I9]))" office:value-type="float" office:value="3.89450733199224" calcext:value-type="float">
            <text:p>3.89450733199224</text:p>
          </table:table-cell>
          <table:table-cell office:value-type="float" office:value="3.749133" calcext:value-type="float">
            <text:p>3.749133</text:p>
          </table:table-cell>
          <table:table-cell office:value-type="float" office:value="0.162398" calcext:value-type="float">
            <text:p>0.162398</text:p>
          </table:table-cell>
          <table:table-cell/>
          <table:table-cell table:formula="of:=IF(ABS([.D9]-[.E9])&lt;[.$N$3];1;0)" office:value-type="boolean" office:boolean-value="true" calcext:value-type="boolean">
            <text:p>TRUE</text:p>
          </table:table-cell>
          <table:table-cell table:formula="of:=IF(ABS([.L9]-[.M9])&lt;[.$N$3];1;0)" office:value-type="boolean" office:boolean-value="true" calcext:value-type="boolean">
            <text:p>TRUE</text:p>
          </table:table-cell>
          <table:table-cell table:formula="of:=IF(ABS([.N9]-[.O9])&lt;[.$N$3];1;0)" office:value-type="boolean" office:boolean-value="true" calcext:value-type="boolean">
            <text:p>TRUE</text:p>
          </table:table-cell>
          <table:table-cell/>
          <table:table-cell table:formula="of:=IF(ABS([.P9] * [.K9] + (1- [.P9])*[.J9] - [.I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496" calcext:value-type="float">
            <text:p>2.000496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070601" calcext:value-type="float">
            <text:p>0.070601</text:p>
          </table:table-cell>
          <table:table-cell office:value-type="float" office:value="0.013524" calcext:value-type="float">
            <text:p>0.013524</text:p>
          </table:table-cell>
          <table:table-cell table:formula="of:=[.F10]*[.E10]" office:value-type="float" office:value="0.168285724512" calcext:value-type="float">
            <text:p>0.168285724512</text:p>
          </table:table-cell>
          <table:table-cell table:formula="of:=[.G10]*[.E10]" office:value-type="float" office:value="0.141237018096" calcext:value-type="float">
            <text:p>0.141237018096</text:p>
          </table:table-cell>
          <table:table-cell table:formula="of:=[.H10]*[.E10]" office:value-type="float" office:value="0.027054707904" calcext:value-type="float">
            <text:p>0.027054707904</text:p>
          </table:table-cell>
          <table:table-cell table:formula="of:=[.I10] * [.E10] / (1- [.K10])" office:value-type="float" office:value="0.346016288354824" calcext:value-type="float">
            <text:p>0.346016288354824</text:p>
          </table:table-cell>
          <table:table-cell office:value-type="float" office:value="0.323445" calcext:value-type="float">
            <text:p>0.323445</text:p>
          </table:table-cell>
          <table:table-cell table:formula="of:=[.I10] * [.E10] / ((1- [.K10])*(1- [.I10]))" office:value-type="float" office:value="0.416027833779578" calcext:value-type="float">
            <text:p>0.416027833779578</text:p>
          </table:table-cell>
          <table:table-cell office:value-type="float" office:value="0.416396" calcext:value-type="float">
            <text:p>0.416396</text:p>
          </table:table-cell>
          <table:table-cell office:value-type="float" office:value="0.160727" calcext:value-type="float">
            <text:p>0.160727</text:p>
          </table:table-cell>
          <table:table-cell/>
          <table:table-cell table:formula="of:=IF(ABS([.D10]-[.E10])&lt;[.$N$3];1;0)" office:value-type="boolean" office:boolean-value="true" calcext:value-type="boolean">
            <text:p>TRUE</text:p>
          </table:table-cell>
          <table:table-cell table:formula="of:=IF(ABS([.L10]-[.M10])&lt;[.$N$3];1;0)" office:value-type="boolean" office:boolean-value="true" calcext:value-type="boolean">
            <text:p>TRUE</text:p>
          </table:table-cell>
          <table:table-cell table:formula="of:=IF(ABS([.N10]-[.O10])&lt;[.$N$3];1;0)" office:value-type="boolean" office:boolean-value="true" calcext:value-type="boolean">
            <text:p>TRUE</text:p>
          </table:table-cell>
          <table:table-cell/>
          <table:table-cell table:formula="of:=IF(ABS([.P10] * [.K10] + (1- [.P10])*[.J10] - [.I1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01959" calcext:value-type="float">
            <text:p>10.01959</text:p>
          </table:table-cell>
          <table:table-cell office:value-type="float" office:value="0.084081" calcext:value-type="float">
            <text:p>0.084081</text:p>
          </table:table-cell>
          <table:table-cell office:value-type="float" office:value="0.070417" calcext:value-type="float">
            <text:p>0.070417</text:p>
          </table:table-cell>
          <table:table-cell office:value-type="float" office:value="0.013667" calcext:value-type="float">
            <text:p>0.013667</text:p>
          </table:table-cell>
          <table:table-cell table:formula="of:=[.F11]*[.E11]" office:value-type="float" office:value="0.84245714679" calcext:value-type="float">
            <text:p>0.84245714679</text:p>
          </table:table-cell>
          <table:table-cell table:formula="of:=[.G11]*[.E11]" office:value-type="float" office:value="0.70554946903" calcext:value-type="float">
            <text:p>0.70554946903</text:p>
          </table:table-cell>
          <table:table-cell table:formula="of:=[.H11]*[.E11]" office:value-type="float" office:value="0.13693773653" calcext:value-type="float">
            <text:p>0.13693773653</text:p>
          </table:table-cell>
          <table:table-cell table:formula="of:=[.I11] * [.E11] / (1- [.K11])" office:value-type="float" office:value="9.78037803375588" calcext:value-type="float">
            <text:p>9.78037803375588</text:p>
          </table:table-cell>
          <table:table-cell office:value-type="float" office:value="9.626858" calcext:value-type="float">
            <text:p>9.626858</text:p>
          </table:table-cell>
          <table:table-cell table:formula="of:=[.I11] * [.E11] / ((1- [.K11])*(1- [.I11]))" office:value-type="float" office:value="62.0807471394397" calcext:value-type="float">
            <text:p>62.0807471394397</text:p>
          </table:table-cell>
          <table:table-cell office:value-type="float" office:value="44.693839" calcext:value-type="float">
            <text:p>44.693839</text:p>
          </table:table-cell>
          <table:table-cell office:value-type="float" office:value="0.162514" calcext:value-type="float">
            <text:p>0.162514</text:p>
          </table:table-cell>
          <table:table-cell/>
          <table:table-cell table:formula="of:=IF(ABS([.D11]-[.E11])&lt;[.$N$3];1;0)" office:value-type="boolean" office:boolean-value="true" calcext:value-type="boolean">
            <text:p>TRUE</text:p>
          </table:table-cell>
          <table:table-cell table:formula="of:=IF(ABS([.L11]-[.M11])&lt;[.$N$3];1;0)" office:value-type="boolean" office:boolean-value="true" calcext:value-type="boolean">
            <text:p>TRUE</text:p>
          </table:table-cell>
          <table:table-cell table:formula="of:=IF(ABS([.N11]-[.O11])&lt;[.$N$3];1;0)" office:value-type="boolean" office:boolean-value="false" calcext:value-type="boolean">
            <text:p>FALSE</text:p>
          </table:table-cell>
          <table:table-cell/>
          <table:table-cell table:formula="of:=IF(ABS([.P11] * [.K11] + (1- [.P11])*[.J11] - [.I1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008587" calcext:value-type="float">
            <text:p>5.008587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48" calcext:value-type="float">
            <text:p>0.01348</text:p>
          </table:table-cell>
          <table:table-cell table:formula="of:=[.F12]*[.E12]" office:value-type="float" office:value="0.4212221667" calcext:value-type="float">
            <text:p>0.4212221667</text:p>
          </table:table-cell>
          <table:table-cell table:formula="of:=[.G12]*[.E12]" office:value-type="float" office:value="0.353726448288" calcext:value-type="float">
            <text:p>0.353726448288</text:p>
          </table:table-cell>
          <table:table-cell table:formula="of:=[.H12]*[.E12]" office:value-type="float" office:value="0.06751575276" calcext:value-type="float">
            <text:p>0.06751575276</text:p>
          </table:table-cell>
          <table:table-cell table:formula="of:=[.I12] * [.E12] / (1- [.K12])" office:value-type="float" office:value="2.2624809743327" calcext:value-type="float">
            <text:p>2.2624809743327</text:p>
          </table:table-cell>
          <table:table-cell office:value-type="float" office:value="2.200865" calcext:value-type="float">
            <text:p>2.200865</text:p>
          </table:table-cell>
          <table:table-cell table:formula="of:=[.I12] * [.E12] / ((1- [.K12])*(1- [.I12]))" office:value-type="float" office:value="3.90906638810402" calcext:value-type="float">
            <text:p>3.90906638810402</text:p>
          </table:table-cell>
          <table:table-cell office:value-type="float" office:value="3.720052" calcext:value-type="float">
            <text:p>3.720052</text:p>
          </table:table-cell>
          <table:table-cell office:value-type="float" office:value="0.160245" calcext:value-type="float">
            <text:p>0.160245</text:p>
          </table:table-cell>
          <table:table-cell/>
          <table:table-cell table:formula="of:=IF(ABS([.D12]-[.E12])&lt;[.$N$3];1;0)" office:value-type="boolean" office:boolean-value="true" calcext:value-type="boolean">
            <text:p>TRUE</text:p>
          </table:table-cell>
          <table:table-cell table:formula="of:=IF(ABS([.L12]-[.M12])&lt;[.$N$3];1;0)" office:value-type="boolean" office:boolean-value="true" calcext:value-type="boolean">
            <text:p>TRUE</text:p>
          </table:table-cell>
          <table:table-cell table:formula="of:=IF(ABS([.N12]-[.O12])&lt;[.$N$3];1;0)" office:value-type="boolean" office:boolean-value="true" calcext:value-type="boolean">
            <text:p>TRUE</text:p>
          </table:table-cell>
          <table:table-cell/>
          <table:table-cell table:formula="of:=IF(ABS([.P12] * [.K12] + (1- [.P12])*[.J12] - [.I1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72068" calcext:value-type="float">
            <text:p>9.972068</text:p>
          </table:table-cell>
          <table:table-cell office:value-type="float" office:value="0.084104" calcext:value-type="float">
            <text:p>0.084104</text:p>
          </table:table-cell>
          <table:table-cell office:value-type="float" office:value="0.070449" calcext:value-type="float">
            <text:p>0.070449</text:p>
          </table:table-cell>
          <table:table-cell office:value-type="float" office:value="0.013658" calcext:value-type="float">
            <text:p>0.013658</text:p>
          </table:table-cell>
          <table:table-cell table:formula="of:=[.F13]*[.E13]" office:value-type="float" office:value="0.838690807072" calcext:value-type="float">
            <text:p>0.838690807072</text:p>
          </table:table-cell>
          <table:table-cell table:formula="of:=[.G13]*[.E13]" office:value-type="float" office:value="0.702522218532" calcext:value-type="float">
            <text:p>0.702522218532</text:p>
          </table:table-cell>
          <table:table-cell table:formula="of:=[.H13]*[.E13]" office:value-type="float" office:value="0.136198504744" calcext:value-type="float">
            <text:p>0.136198504744</text:p>
          </table:table-cell>
          <table:table-cell table:formula="of:=[.I13] * [.E13] / (1- [.K13])" office:value-type="float" office:value="9.68218022894048" calcext:value-type="float">
            <text:p>9.68218022894048</text:p>
          </table:table-cell>
          <table:table-cell office:value-type="float" office:value="9.485518" calcext:value-type="float">
            <text:p>9.485518</text:p>
          </table:table-cell>
          <table:table-cell table:formula="of:=[.I13] * [.E13] / ((1- [.K13])*(1- [.I13]))" office:value-type="float" office:value="60.0224950183843" calcext:value-type="float">
            <text:p>60.0224950183843</text:p>
          </table:table-cell>
          <table:table-cell office:value-type="float" office:value="44.223627" calcext:value-type="float">
            <text:p>44.223627</text:p>
          </table:table-cell>
          <table:table-cell office:value-type="float" office:value="0.162356" calcext:value-type="float">
            <text:p>0.162356</text:p>
          </table:table-cell>
          <table:table-cell/>
          <table:table-cell table:formula="of:=IF(ABS([.D13]-[.E13])&lt;[.$N$3];1;0)" office:value-type="boolean" office:boolean-value="true" calcext:value-type="boolean">
            <text:p>TRUE</text:p>
          </table:table-cell>
          <table:table-cell table:formula="of:=IF(ABS([.L13]-[.M13])&lt;[.$N$3];1;0)" office:value-type="boolean" office:boolean-value="true" calcext:value-type="boolean">
            <text:p>TRUE</text:p>
          </table:table-cell>
          <table:table-cell table:formula="of:=IF(ABS([.N13]-[.O13])&lt;[.$N$3];1;0)" office:value-type="boolean" office:boolean-value="false" calcext:value-type="boolean">
            <text:p>FALSE</text:p>
          </table:table-cell>
          <table:table-cell/>
          <table:table-cell table:formula="of:=IF(ABS([.P13] * [.K13] + (1- [.P13])*[.J13] - [.I1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6911" calcext:value-type="float">
            <text:p>2.006911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070141" calcext:value-type="float">
            <text:p>0.070141</text:p>
          </table:table-cell>
          <table:table-cell office:value-type="float" office:value="0.013513" calcext:value-type="float">
            <text:p>0.013513</text:p>
          </table:table-cell>
          <table:table-cell table:formula="of:=[.F14]*[.E14]" office:value-type="float" office:value="0.16787810515" calcext:value-type="float">
            <text:p>0.16787810515</text:p>
          </table:table-cell>
          <table:table-cell table:formula="of:=[.G14]*[.E14]" office:value-type="float" office:value="0.140766744451" calcext:value-type="float">
            <text:p>0.140766744451</text:p>
          </table:table-cell>
          <table:table-cell table:formula="of:=[.H14]*[.E14]" office:value-type="float" office:value="0.027119388343" calcext:value-type="float">
            <text:p>0.027119388343</text:p>
          </table:table-cell>
          <table:table-cell table:formula="of:=[.I14] * [.E14] / (1- [.K14])" office:value-type="float" office:value="0.346308079170022" calcext:value-type="float">
            <text:p>0.346308079170022</text:p>
          </table:table-cell>
          <table:table-cell office:value-type="float" office:value="0.343387" calcext:value-type="float">
            <text:p>0.343387</text:p>
          </table:table-cell>
          <table:table-cell table:formula="of:=[.I14] * [.E14] / ((1- [.K14])*(1- [.I14]))" office:value-type="float" office:value="0.416174699059503" calcext:value-type="float">
            <text:p>0.416174699059503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161496" calcext:value-type="float">
            <text:p>0.161496</text:p>
          </table:table-cell>
          <table:table-cell/>
          <table:table-cell table:formula="of:=IF(ABS([.D14]-[.E14])&lt;[.$N$3];1;0)" office:value-type="boolean" office:boolean-value="true" calcext:value-type="boolean">
            <text:p>TRUE</text:p>
          </table:table-cell>
          <table:table-cell table:formula="of:=IF(ABS([.L14]-[.M14])&lt;[.$N$3];1;0)" office:value-type="boolean" office:boolean-value="true" calcext:value-type="boolean">
            <text:p>TRUE</text:p>
          </table:table-cell>
          <table:table-cell table:formula="of:=IF(ABS([.N14]-[.O14])&lt;[.$N$3];1;0)" office:value-type="boolean" office:boolean-value="true" calcext:value-type="boolean">
            <text:p>TRUE</text:p>
          </table:table-cell>
          <table:table-cell/>
          <table:table-cell table:formula="of:=IF(ABS([.P14] * [.K14] + (1- [.P14])*[.J14] - [.I1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06871" calcext:value-type="float">
            <text:p>3.006871</text:p>
          </table:table-cell>
          <table:table-cell office:value-type="float" office:value="0.083764" calcext:value-type="float">
            <text:p>0.083764</text:p>
          </table:table-cell>
          <table:table-cell office:value-type="float" office:value="0.070418" calcext:value-type="float">
            <text:p>0.070418</text:p>
          </table:table-cell>
          <table:table-cell office:value-type="float" office:value="0.013349" calcext:value-type="float">
            <text:p>0.013349</text:p>
          </table:table-cell>
          <table:table-cell table:formula="of:=[.F15]*[.E15]" office:value-type="float" office:value="0.251867542444" calcext:value-type="float">
            <text:p>0.251867542444</text:p>
          </table:table-cell>
          <table:table-cell table:formula="of:=[.G15]*[.E15]" office:value-type="float" office:value="0.211737842078" calcext:value-type="float">
            <text:p>0.211737842078</text:p>
          </table:table-cell>
          <table:table-cell table:formula="of:=[.H15]*[.E15]" office:value-type="float" office:value="0.040138720979" calcext:value-type="float">
            <text:p>0.040138720979</text:p>
          </table:table-cell>
          <table:table-cell table:formula="of:=[.I15] * [.E15] / (1- [.K15])" office:value-type="float" office:value="0.78900277130521" calcext:value-type="float">
            <text:p>0.78900277130521</text:p>
          </table:table-cell>
          <table:table-cell office:value-type="float" office:value="0.756098" calcext:value-type="float">
            <text:p>0.756098</text:p>
          </table:table-cell>
          <table:table-cell table:formula="of:=[.I15] * [.E15] / ((1- [.K15])*(1- [.I15]))" office:value-type="float" office:value="1.05462978291668" calcext:value-type="float">
            <text:p>1.05462978291668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0.159324" calcext:value-type="float">
            <text:p>0.159324</text:p>
          </table:table-cell>
          <table:table-cell/>
          <table:table-cell table:formula="of:=IF(ABS([.D15]-[.E15])&lt;[.$N$3];1;0)" office:value-type="boolean" office:boolean-value="true" calcext:value-type="boolean">
            <text:p>TRUE</text:p>
          </table:table-cell>
          <table:table-cell table:formula="of:=IF(ABS([.L15]-[.M15])&lt;[.$N$3];1;0)" office:value-type="boolean" office:boolean-value="true" calcext:value-type="boolean">
            <text:p>TRUE</text:p>
          </table:table-cell>
          <table:table-cell table:formula="of:=IF(ABS([.N15]-[.O15])&lt;[.$N$3];1;0)" office:value-type="boolean" office:boolean-value="true" calcext:value-type="boolean">
            <text:p>TRUE</text:p>
          </table:table-cell>
          <table:table-cell/>
          <table:table-cell table:formula="of:=IF(ABS([.P15] * [.K15] + (1- [.P15])*[.J15] - [.I1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8623" calcext:value-type="float">
            <text:p>2.998623</text:p>
          </table:table-cell>
          <table:table-cell office:value-type="float" office:value="0.084174" calcext:value-type="float">
            <text:p>0.084174</text:p>
          </table:table-cell>
          <table:table-cell office:value-type="float" office:value="0.070753" calcext:value-type="float">
            <text:p>0.070753</text:p>
          </table:table-cell>
          <table:table-cell office:value-type="float" office:value="0.013425" calcext:value-type="float">
            <text:p>0.013425</text:p>
          </table:table-cell>
          <table:table-cell table:formula="of:=[.F16]*[.E16]" office:value-type="float" office:value="0.252406092402" calcext:value-type="float">
            <text:p>0.252406092402</text:p>
          </table:table-cell>
          <table:table-cell table:formula="of:=[.G16]*[.E16]" office:value-type="float" office:value="0.212161573119" calcext:value-type="float">
            <text:p>0.212161573119</text:p>
          </table:table-cell>
          <table:table-cell table:formula="of:=[.H16]*[.E16]" office:value-type="float" office:value="0.040256513775" calcext:value-type="float">
            <text:p>0.040256513775</text:p>
          </table:table-cell>
          <table:table-cell table:formula="of:=[.I16] * [.E16] / (1- [.K16])" office:value-type="float" office:value="0.78861771387873" calcext:value-type="float">
            <text:p>0.78861771387873</text:p>
          </table:table-cell>
          <table:table-cell office:value-type="float" office:value="0.752132" calcext:value-type="float">
            <text:p>0.752132</text:p>
          </table:table-cell>
          <table:table-cell table:formula="of:=[.I16] * [.E16] / ((1- [.K16])*(1- [.I16]))" office:value-type="float" office:value="1.05487445237822" calcext:value-type="float">
            <text:p>1.05487445237822</text:p>
          </table:table-cell>
          <table:table-cell office:value-type="float" office:value="1.045172" calcext:value-type="float">
            <text:p>1.045172</text:p>
          </table:table-cell>
          <table:table-cell office:value-type="float" office:value="0.159445" calcext:value-type="float">
            <text:p>0.159445</text:p>
          </table:table-cell>
          <table:table-cell/>
          <table:table-cell table:formula="of:=IF(ABS([.D16]-[.E16])&lt;[.$N$3];1;0)" office:value-type="boolean" office:boolean-value="true" calcext:value-type="boolean">
            <text:p>TRUE</text:p>
          </table:table-cell>
          <table:table-cell table:formula="of:=IF(ABS([.L16]-[.M16])&lt;[.$N$3];1;0)" office:value-type="boolean" office:boolean-value="true" calcext:value-type="boolean">
            <text:p>TRUE</text:p>
          </table:table-cell>
          <table:table-cell table:formula="of:=IF(ABS([.N16]-[.O16])&lt;[.$N$3];1;0)" office:value-type="boolean" office:boolean-value="true" calcext:value-type="boolean">
            <text:p>TRUE</text:p>
          </table:table-cell>
          <table:table-cell/>
          <table:table-cell table:formula="of:=IF(ABS([.P16] * [.K16] + (1- [.P16])*[.J16] - [.I1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955541" calcext:value-type="float">
            <text:p>6.955541</text:p>
          </table:table-cell>
          <table:table-cell office:value-type="float" office:value="0.084309" calcext:value-type="float">
            <text:p>0.084309</text:p>
          </table:table-cell>
          <table:table-cell office:value-type="float" office:value="0.070787" calcext:value-type="float">
            <text:p>0.070787</text:p>
          </table:table-cell>
          <table:table-cell office:value-type="float" office:value="0.013528" calcext:value-type="float">
            <text:p>0.013528</text:p>
          </table:table-cell>
          <table:table-cell table:formula="of:=[.F17]*[.E17]" office:value-type="float" office:value="0.586414706169" calcext:value-type="float">
            <text:p>0.586414706169</text:p>
          </table:table-cell>
          <table:table-cell table:formula="of:=[.G17]*[.E17]" office:value-type="float" office:value="0.492361880767" calcext:value-type="float">
            <text:p>0.492361880767</text:p>
          </table:table-cell>
          <table:table-cell table:formula="of:=[.H17]*[.E17]" office:value-type="float" office:value="0.094094558648" calcext:value-type="float">
            <text:p>0.094094558648</text:p>
          </table:table-cell>
          <table:table-cell table:formula="of:=[.I17] * [.E17] / (1- [.K17])" office:value-type="float" office:value="4.50249148042876" calcext:value-type="float">
            <text:p>4.50249148042876</text:p>
          </table:table-cell>
          <table:table-cell office:value-type="float" office:value="4.352568" calcext:value-type="float">
            <text:p>4.352568</text:p>
          </table:table-cell>
          <table:table-cell table:formula="of:=[.I17] * [.E17] / ((1- [.K17])*(1- [.I17]))" office:value-type="float" office:value="10.8864883437286" calcext:value-type="float">
            <text:p>10.8864883437286</text:p>
          </table:table-cell>
          <table:table-cell office:value-type="float" office:value="10.329833" calcext:value-type="float">
            <text:p>10.329833</text:p>
          </table:table-cell>
          <table:table-cell office:value-type="float" office:value="0.160419" calcext:value-type="float">
            <text:p>0.160419</text:p>
          </table:table-cell>
          <table:table-cell/>
          <table:table-cell table:formula="of:=IF(ABS([.D17]-[.E17])&lt;[.$N$3];1;0)" office:value-type="boolean" office:boolean-value="true" calcext:value-type="boolean">
            <text:p>TRUE</text:p>
          </table:table-cell>
          <table:table-cell table:formula="of:=IF(ABS([.L17]-[.M17])&lt;[.$N$3];1;0)" office:value-type="boolean" office:boolean-value="true" calcext:value-type="boolean">
            <text:p>TRUE</text:p>
          </table:table-cell>
          <table:table-cell table:formula="of:=IF(ABS([.N17]-[.O17])&lt;[.$N$3];1;0)" office:value-type="boolean" office:boolean-value="true" calcext:value-type="boolean">
            <text:p>TRUE</text:p>
          </table:table-cell>
          <table:table-cell/>
          <table:table-cell table:formula="of:=IF(ABS([.P17] * [.K17] + (1- [.P17])*[.J17] - [.I17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93686" calcext:value-type="float">
            <text:p>2.993686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345" calcext:value-type="float">
            <text:p>0.070345</text:p>
          </table:table-cell>
          <table:table-cell office:value-type="float" office:value="0.01358" calcext:value-type="float">
            <text:p>0.01358</text:p>
          </table:table-cell>
          <table:table-cell table:formula="of:=[.F18]*[.E18]" office:value-type="float" office:value="0.25123012912" calcext:value-type="float">
            <text:p>0.25123012912</text:p>
          </table:table-cell>
          <table:table-cell table:formula="of:=[.G18]*[.E18]" office:value-type="float" office:value="0.21059084167" calcext:value-type="float">
            <text:p>0.21059084167</text:p>
          </table:table-cell>
          <table:table-cell table:formula="of:=[.H18]*[.E18]" office:value-type="float" office:value="0.04065425588" calcext:value-type="float">
            <text:p>0.04065425588</text:p>
          </table:table-cell>
          <table:table-cell table:formula="of:=[.I18] * [.E18] / (1- [.K18])" office:value-type="float" office:value="0.783976084674911" calcext:value-type="float">
            <text:p>0.783976084674911</text:p>
          </table:table-cell>
          <table:table-cell office:value-type="float" office:value="0.757367" calcext:value-type="float">
            <text:p>0.757367</text:p>
          </table:table-cell>
          <table:table-cell table:formula="of:=[.I18] * [.E18] / ((1- [.K18])*(1- [.I18]))" office:value-type="float" office:value="1.047018737217" calcext:value-type="float">
            <text:p>1.047018737217</text:p>
          </table:table-cell>
          <table:table-cell office:value-type="float" office:value="1.053379" calcext:value-type="float">
            <text:p>1.053379</text:p>
          </table:table-cell>
          <table:table-cell office:value-type="float" office:value="0.161783" calcext:value-type="float">
            <text:p>0.161783</text:p>
          </table:table-cell>
          <table:table-cell/>
          <table:table-cell table:formula="of:=IF(ABS([.D18]-[.E18])&lt;[.$N$3];1;0)" office:value-type="boolean" office:boolean-value="true" calcext:value-type="boolean">
            <text:p>TRUE</text:p>
          </table:table-cell>
          <table:table-cell table:formula="of:=IF(ABS([.L18]-[.M18])&lt;[.$N$3];1;0)" office:value-type="boolean" office:boolean-value="true" calcext:value-type="boolean">
            <text:p>TRUE</text:p>
          </table:table-cell>
          <table:table-cell table:formula="of:=IF(ABS([.N18]-[.O18])&lt;[.$N$3];1;0)" office:value-type="boolean" office:boolean-value="true" calcext:value-type="boolean">
            <text:p>TRUE</text:p>
          </table:table-cell>
          <table:table-cell/>
          <table:table-cell table:formula="of:=IF(ABS([.P18] * [.K18] + (1- [.P18])*[.J18] - [.I18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001969" calcext:value-type="float">
            <text:p>7.001969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70275" calcext:value-type="float">
            <text:p>0.070275</text:p>
          </table:table-cell>
          <table:table-cell office:value-type="float" office:value="0.013393" calcext:value-type="float">
            <text:p>0.013393</text:p>
          </table:table-cell>
          <table:table-cell table:formula="of:=[.F19]*[.E19]" office:value-type="float" office:value="0.585791728509" calcext:value-type="float">
            <text:p>0.585791728509</text:p>
          </table:table-cell>
          <table:table-cell table:formula="of:=[.G19]*[.E19]" office:value-type="float" office:value="0.492063371475" calcext:value-type="float">
            <text:p>0.492063371475</text:p>
          </table:table-cell>
          <table:table-cell table:formula="of:=[.H19]*[.E19]" office:value-type="float" office:value="0.093777370817" calcext:value-type="float">
            <text:p>0.093777370817</text:p>
          </table:table-cell>
          <table:table-cell table:formula="of:=[.I19] * [.E19] / (1- [.K19])" office:value-type="float" office:value="4.52614555341031" calcext:value-type="float">
            <text:p>4.52614555341031</text:p>
          </table:table-cell>
          <table:table-cell office:value-type="float" office:value="4.326611" calcext:value-type="float">
            <text:p>4.326611</text:p>
          </table:table-cell>
          <table:table-cell table:formula="of:=[.I19] * [.E19] / ((1- [.K19])*(1- [.I19]))" office:value-type="float" office:value="10.927221557208" calcext:value-type="float">
            <text:p>10.927221557208</text:p>
          </table:table-cell>
          <table:table-cell office:value-type="float" office:value="10.447296" calcext:value-type="float">
            <text:p>10.447296</text:p>
          </table:table-cell>
          <table:table-cell office:value-type="float" office:value="0.160043" calcext:value-type="float">
            <text:p>0.160043</text:p>
          </table:table-cell>
          <table:table-cell/>
          <table:table-cell table:formula="of:=IF(ABS([.D19]-[.E19])&lt;[.$N$3];1;0)" office:value-type="boolean" office:boolean-value="true" calcext:value-type="boolean">
            <text:p>TRUE</text:p>
          </table:table-cell>
          <table:table-cell table:formula="of:=IF(ABS([.L19]-[.M19])&lt;[.$N$3];1;0)" office:value-type="boolean" office:boolean-value="true" calcext:value-type="boolean">
            <text:p>TRUE</text:p>
          </table:table-cell>
          <table:table-cell table:formula="of:=IF(ABS([.N19]-[.O19])&lt;[.$N$3];1;0)" office:value-type="boolean" office:boolean-value="true" calcext:value-type="boolean">
            <text:p>TRUE</text:p>
          </table:table-cell>
          <table:table-cell/>
          <table:table-cell table:formula="of:=IF(ABS([.P19] * [.K19] + (1- [.P19])*[.J19] - [.I1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11672" calcext:value-type="float">
            <text:p>3.011672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70223" calcext:value-type="float">
            <text:p>0.070223</text:p>
          </table:table-cell>
          <table:table-cell office:value-type="float" office:value="0.013396" calcext:value-type="float">
            <text:p>0.013396</text:p>
          </table:table-cell>
          <table:table-cell table:formula="of:=[.F20]*[.E20]" office:value-type="float" office:value="0.251817942608" calcext:value-type="float">
            <text:p>0.251817942608</text:p>
          </table:table-cell>
          <table:table-cell table:formula="of:=[.G20]*[.E20]" office:value-type="float" office:value="0.211488642856" calcext:value-type="float">
            <text:p>0.211488642856</text:p>
          </table:table-cell>
          <table:table-cell table:formula="of:=[.H20]*[.E20]" office:value-type="float" office:value="0.040344358112" calcext:value-type="float">
            <text:p>0.040344358112</text:p>
          </table:table-cell>
          <table:table-cell table:formula="of:=[.I20] * [.E20] / (1- [.K20])" office:value-type="float" office:value="0.790276234252194" calcext:value-type="float">
            <text:p>0.790276234252194</text:p>
          </table:table-cell>
          <table:table-cell office:value-type="float" office:value="0.72763" calcext:value-type="float">
            <text:p>0.72763</text:p>
          </table:table-cell>
          <table:table-cell table:formula="of:=[.I20] * [.E20] / ((1- [.K20])*(1- [.I20]))" office:value-type="float" office:value="1.05626194379337" calcext:value-type="float">
            <text:p>1.05626194379337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0.160158" calcext:value-type="float">
            <text:p>0.160158</text:p>
          </table:table-cell>
          <table:table-cell/>
          <table:table-cell table:formula="of:=IF(ABS([.D20]-[.E20])&lt;[.$N$3];1;0)" office:value-type="boolean" office:boolean-value="true" calcext:value-type="boolean">
            <text:p>TRUE</text:p>
          </table:table-cell>
          <table:table-cell table:formula="of:=IF(ABS([.L20]-[.M20])&lt;[.$N$3];1;0)" office:value-type="boolean" office:boolean-value="true" calcext:value-type="boolean">
            <text:p>TRUE</text:p>
          </table:table-cell>
          <table:table-cell table:formula="of:=IF(ABS([.N20]-[.O20])&lt;[.$N$3];1;0)" office:value-type="boolean" office:boolean-value="true" calcext:value-type="boolean">
            <text:p>TRUE</text:p>
          </table:table-cell>
          <table:table-cell/>
          <table:table-cell table:formula="of:=IF(ABS([.P20] * [.K20] + (1- [.P20])*[.J20] - [.I2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969798" calcext:value-type="float">
            <text:p>4.96979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070428" calcext:value-type="float">
            <text:p>0.070428</text:p>
          </table:table-cell>
          <table:table-cell office:value-type="float" office:value="0.013508" calcext:value-type="float">
            <text:p>0.013508</text:p>
          </table:table-cell>
          <table:table-cell table:formula="of:=[.F21]*[.E21]" office:value-type="float" office:value="0.417130055534" calcext:value-type="float">
            <text:p>0.417130055534</text:p>
          </table:table-cell>
          <table:table-cell table:formula="of:=[.G21]*[.E21]" office:value-type="float" office:value="0.350012933544" calcext:value-type="float">
            <text:p>0.350012933544</text:p>
          </table:table-cell>
          <table:table-cell table:formula="of:=[.H21]*[.E21]" office:value-type="float" office:value="0.067132031384" calcext:value-type="float">
            <text:p>0.067132031384</text:p>
          </table:table-cell>
          <table:table-cell table:formula="of:=[.I21] * [.E21] / (1- [.K21])" office:value-type="float" office:value="2.22223528460124" calcext:value-type="float">
            <text:p>2.22223528460124</text:p>
          </table:table-cell>
          <table:table-cell office:value-type="float" office:value="2.090844" calcext:value-type="float">
            <text:p>2.090844</text:p>
          </table:table-cell>
          <table:table-cell table:formula="of:=[.I21] * [.E21] / ((1- [.K21])*(1- [.I21]))" office:value-type="float" office:value="3.8125748388642" calcext:value-type="float">
            <text:p>3.8125748388642</text:p>
          </table:table-cell>
          <table:table-cell office:value-type="float" office:value="3.693713" calcext:value-type="float">
            <text:p>3.693713</text:p>
          </table:table-cell>
          <table:table-cell office:value-type="float" office:value="0.16091" calcext:value-type="float">
            <text:p>0.16091</text:p>
          </table:table-cell>
          <table:table-cell/>
          <table:table-cell table:formula="of:=IF(ABS([.D21]-[.E21])&lt;[.$N$3];1;0)" office:value-type="boolean" office:boolean-value="true" calcext:value-type="boolean">
            <text:p>TRUE</text:p>
          </table:table-cell>
          <table:table-cell table:formula="of:=IF(ABS([.L21]-[.M21])&lt;[.$N$3];1;0)" office:value-type="boolean" office:boolean-value="true" calcext:value-type="boolean">
            <text:p>TRUE</text:p>
          </table:table-cell>
          <table:table-cell table:formula="of:=IF(ABS([.N21]-[.O21])&lt;[.$N$3];1;0)" office:value-type="boolean" office:boolean-value="true" calcext:value-type="boolean">
            <text:p>TRUE</text:p>
          </table:table-cell>
          <table:table-cell/>
          <table:table-cell table:formula="of:=IF(ABS([.P21] * [.K21] + (1- [.P21])*[.J21] - [.I2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94404" calcext:value-type="float">
            <text:p>1.994404</text:p>
          </table:table-cell>
          <table:table-cell office:value-type="float" office:value="0.083723" calcext:value-type="float">
            <text:p>0.083723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0.013563" calcext:value-type="float">
            <text:p>0.013563</text:p>
          </table:table-cell>
          <table:table-cell table:formula="of:=[.F22]*[.E22]" office:value-type="float" office:value="0.166977486092" calcext:value-type="float">
            <text:p>0.166977486092</text:p>
          </table:table-cell>
          <table:table-cell table:formula="of:=[.G22]*[.E22]" office:value-type="float" office:value="0.139939351064" calcext:value-type="float">
            <text:p>0.139939351064</text:p>
          </table:table-cell>
          <table:table-cell table:formula="of:=[.H22]*[.E22]" office:value-type="float" office:value="0.027050101452" calcext:value-type="float">
            <text:p>0.027050101452</text:p>
          </table:table-cell>
          <table:table-cell table:formula="of:=[.I22] * [.E22] / (1- [.K22])" office:value-type="float" office:value="0.342279254737391" calcext:value-type="float">
            <text:p>0.342279254737391</text:p>
          </table:table-cell>
          <table:table-cell office:value-type="float" office:value="0.334515" calcext:value-type="float">
            <text:p>0.334515</text:p>
          </table:table-cell>
          <table:table-cell table:formula="of:=[.I22] * [.E22] / ((1- [.K22])*(1- [.I22]))" office:value-type="float" office:value="0.410888360185656" calcext:value-type="float">
            <text:p>0.410888360185656</text:p>
          </table:table-cell>
          <table:table-cell office:value-type="float" office:value="0.403291" calcext:value-type="float">
            <text:p>0.403291</text:p>
          </table:table-cell>
          <table:table-cell office:value-type="float" office:value="0.161957" calcext:value-type="float">
            <text:p>0.161957</text:p>
          </table:table-cell>
          <table:table-cell/>
          <table:table-cell table:formula="of:=IF(ABS([.D22]-[.E22])&lt;[.$N$3];1;0)" office:value-type="boolean" office:boolean-value="true" calcext:value-type="boolean">
            <text:p>TRUE</text:p>
          </table:table-cell>
          <table:table-cell table:formula="of:=IF(ABS([.L22]-[.M22])&lt;[.$N$3];1;0)" office:value-type="boolean" office:boolean-value="true" calcext:value-type="boolean">
            <text:p>TRUE</text:p>
          </table:table-cell>
          <table:table-cell table:formula="of:=IF(ABS([.N22]-[.O22])&lt;[.$N$3];1;0)" office:value-type="boolean" office:boolean-value="true" calcext:value-type="boolean">
            <text:p>TRUE</text:p>
          </table:table-cell>
          <table:table-cell/>
          <table:table-cell table:formula="of:=IF(ABS([.P22] * [.K22] + (1- [.P22])*[.J22] - [.I2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758" calcext:value-type="float">
            <text:p>4.01758</text:p>
          </table:table-cell>
          <table:table-cell office:value-type="float" office:value="0.083813" calcext:value-type="float">
            <text:p>0.083813</text:p>
          </table:table-cell>
          <table:table-cell office:value-type="float" office:value="0.070273" calcext:value-type="float">
            <text:p>0.070273</text:p>
          </table:table-cell>
          <table:table-cell office:value-type="float" office:value="0.013547" calcext:value-type="float">
            <text:p>0.013547</text:p>
          </table:table-cell>
          <table:table-cell table:formula="of:=[.F23]*[.E23]" office:value-type="float" office:value="0.33672543254" calcext:value-type="float">
            <text:p>0.33672543254</text:p>
          </table:table-cell>
          <table:table-cell table:formula="of:=[.G23]*[.E23]" office:value-type="float" office:value="0.28232739934" calcext:value-type="float">
            <text:p>0.28232739934</text:p>
          </table:table-cell>
          <table:table-cell table:formula="of:=[.H23]*[.E23]" office:value-type="float" office:value="0.05442615626" calcext:value-type="float">
            <text:p>0.05442615626</text:p>
          </table:table-cell>
          <table:table-cell table:formula="of:=[.I23] * [.E23] / (1- [.K23])" office:value-type="float" office:value="1.43068822410874" calcext:value-type="float">
            <text:p>1.43068822410874</text:p>
          </table:table-cell>
          <table:table-cell office:value-type="float" office:value="1.405374" calcext:value-type="float">
            <text:p>1.405374</text:p>
          </table:table-cell>
          <table:table-cell table:formula="of:=[.I23] * [.E23] / ((1- [.K23])*(1- [.I23]))" office:value-type="float" office:value="2.15700751136522" calcext:value-type="float">
            <text:p>2.15700751136522</text:p>
          </table:table-cell>
          <table:table-cell office:value-type="float" office:value="2.133637" calcext:value-type="float">
            <text:p>2.133637</text:p>
          </table:table-cell>
          <table:table-cell office:value-type="float" office:value="0.161594" calcext:value-type="float">
            <text:p>0.161594</text:p>
          </table:table-cell>
          <table:table-cell/>
          <table:table-cell table:formula="of:=IF(ABS([.D23]-[.E23])&lt;[.$N$3];1;0)" office:value-type="boolean" office:boolean-value="true" calcext:value-type="boolean">
            <text:p>TRUE</text:p>
          </table:table-cell>
          <table:table-cell table:formula="of:=IF(ABS([.L23]-[.M23])&lt;[.$N$3];1;0)" office:value-type="boolean" office:boolean-value="true" calcext:value-type="boolean">
            <text:p>TRUE</text:p>
          </table:table-cell>
          <table:table-cell table:formula="of:=IF(ABS([.N23]-[.O23])&lt;[.$N$3];1;0)" office:value-type="boolean" office:boolean-value="true" calcext:value-type="boolean">
            <text:p>TRUE</text:p>
          </table:table-cell>
          <table:table-cell/>
          <table:table-cell table:formula="of:=IF(ABS([.P23] * [.K23] + (1- [.P23])*[.J23] - [.I2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01121" calcext:value-type="float">
            <text:p>9.01121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.070577" calcext:value-type="float">
            <text:p>0.070577</text:p>
          </table:table-cell>
          <table:table-cell office:value-type="float" office:value="0.013505" calcext:value-type="float">
            <text:p>0.013505</text:p>
          </table:table-cell>
          <table:table-cell table:formula="of:=[.F24]*[.E24]" office:value-type="float" office:value="0.75759945833" calcext:value-type="float">
            <text:p>0.75759945833</text:p>
          </table:table-cell>
          <table:table-cell table:formula="of:=[.G24]*[.E24]" office:value-type="float" office:value="0.63598416817" calcext:value-type="float">
            <text:p>0.63598416817</text:p>
          </table:table-cell>
          <table:table-cell table:formula="of:=[.H24]*[.E24]" office:value-type="float" office:value="0.12169639105" calcext:value-type="float">
            <text:p>0.12169639105</text:p>
          </table:table-cell>
          <table:table-cell table:formula="of:=[.I24] * [.E24] / (1- [.K24])" office:value-type="float" office:value="7.77281084277831" calcext:value-type="float">
            <text:p>7.77281084277831</text:p>
          </table:table-cell>
          <table:table-cell office:value-type="float" office:value="7.641938" calcext:value-type="float">
            <text:p>7.641938</text:p>
          </table:table-cell>
          <table:table-cell table:formula="of:=[.I24] * [.E24] / ((1- [.K24])*(1- [.I24]))" office:value-type="float" office:value="32.0659796765639" calcext:value-type="float">
            <text:p>32.0659796765639</text:p>
          </table:table-cell>
          <table:table-cell office:value-type="float" office:value="27.728707" calcext:value-type="float">
            <text:p>27.728707</text:p>
          </table:table-cell>
          <table:table-cell office:value-type="float" office:value="0.16059" calcext:value-type="float">
            <text:p>0.16059</text:p>
          </table:table-cell>
          <table:table-cell/>
          <table:table-cell table:formula="of:=IF(ABS([.D24]-[.E24])&lt;[.$N$3];1;0)" office:value-type="boolean" office:boolean-value="true" calcext:value-type="boolean">
            <text:p>TRUE</text:p>
          </table:table-cell>
          <table:table-cell table:formula="of:=IF(ABS([.L24]-[.M24])&lt;[.$N$3];1;0)" office:value-type="boolean" office:boolean-value="true" calcext:value-type="boolean">
            <text:p>TRUE</text:p>
          </table:table-cell>
          <table:table-cell table:formula="of:=IF(ABS([.N24]-[.O24])&lt;[.$N$3];1;0)" office:value-type="boolean" office:boolean-value="false" calcext:value-type="boolean">
            <text:p>FALSE</text:p>
          </table:table-cell>
          <table:table-cell/>
          <table:table-cell table:formula="of:=IF(ABS([.P24] * [.K24] + (1- [.P24])*[.J24] - [.I2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3759" calcext:value-type="float">
            <text:p>4.013759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0.013525" calcext:value-type="float">
            <text:p>0.013525</text:p>
          </table:table-cell>
          <table:table-cell table:formula="of:=[.F25]*[.E25]" office:value-type="float" office:value="0.338235457171" calcext:value-type="float">
            <text:p>0.338235457171</text:p>
          </table:table-cell>
          <table:table-cell table:formula="of:=[.G25]*[.E25]" office:value-type="float" office:value="0.283965421732" calcext:value-type="float">
            <text:p>0.283965421732</text:p>
          </table:table-cell>
          <table:table-cell table:formula="of:=[.H25]*[.E25]" office:value-type="float" office:value="0.054286090475" calcext:value-type="float">
            <text:p>0.054286090475</text:p>
          </table:table-cell>
          <table:table-cell table:formula="of:=[.I25] * [.E25] / (1- [.K25])" office:value-type="float" office:value="1.4355246302987" calcext:value-type="float">
            <text:p>1.4355246302987</text:p>
          </table:table-cell>
          <table:table-cell office:value-type="float" office:value="1.357144" calcext:value-type="float">
            <text:p>1.357144</text:p>
          </table:table-cell>
          <table:table-cell table:formula="of:=[.I25] * [.E25] / ((1- [.K25])*(1- [.I25]))" office:value-type="float" office:value="2.16923775360029" calcext:value-type="float">
            <text:p>2.16923775360029</text:p>
          </table:table-cell>
          <table:table-cell office:value-type="float" office:value="2.191387" calcext:value-type="float">
            <text:p>2.191387</text:p>
          </table:table-cell>
          <table:table-cell office:value-type="float" office:value="0.160456" calcext:value-type="float">
            <text:p>0.160456</text:p>
          </table:table-cell>
          <table:table-cell/>
          <table:table-cell table:formula="of:=IF(ABS([.D25]-[.E25])&lt;[.$N$3];1;0)" office:value-type="boolean" office:boolean-value="true" calcext:value-type="boolean">
            <text:p>TRUE</text:p>
          </table:table-cell>
          <table:table-cell table:formula="of:=IF(ABS([.L25]-[.M25])&lt;[.$N$3];1;0)" office:value-type="boolean" office:boolean-value="true" calcext:value-type="boolean">
            <text:p>TRUE</text:p>
          </table:table-cell>
          <table:table-cell table:formula="of:=IF(ABS([.N25]-[.O25])&lt;[.$N$3];1;0)" office:value-type="boolean" office:boolean-value="true" calcext:value-type="boolean">
            <text:p>TRUE</text:p>
          </table:table-cell>
          <table:table-cell/>
          <table:table-cell table:formula="of:=IF(ABS([.P25] * [.K25] + (1- [.P25])*[.J25] - [.I2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6085" calcext:value-type="float">
            <text:p>2.006085</text:p>
          </table:table-cell>
          <table:table-cell office:value-type="float" office:value="0.083697" calcext:value-type="float">
            <text:p>0.083697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0.013542" calcext:value-type="float">
            <text:p>0.013542</text:p>
          </table:table-cell>
          <table:table-cell table:formula="of:=[.F26]*[.E26]" office:value-type="float" office:value="0.167903296245" calcext:value-type="float">
            <text:p>0.167903296245</text:p>
          </table:table-cell>
          <table:table-cell table:formula="of:=[.G26]*[.E26]" office:value-type="float" office:value="0.140744917515" calcext:value-type="float">
            <text:p>0.140744917515</text:p>
          </table:table-cell>
          <table:table-cell table:formula="of:=[.H26]*[.E26]" office:value-type="float" office:value="0.02716640307" calcext:value-type="float">
            <text:p>0.02716640307</text:p>
          </table:table-cell>
          <table:table-cell table:formula="of:=[.I26] * [.E26] / (1- [.K26])" office:value-type="float" office:value="0.34623422249251" calcext:value-type="float">
            <text:p>0.34623422249251</text:p>
          </table:table-cell>
          <table:table-cell office:value-type="float" office:value="0.332881" calcext:value-type="float">
            <text:p>0.332881</text:p>
          </table:table-cell>
          <table:table-cell table:formula="of:=[.I26] * [.E26] / ((1- [.K26])*(1- [.I26]))" office:value-type="float" office:value="0.416098538703567" calcext:value-type="float">
            <text:p>0.416098538703567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161754" calcext:value-type="float">
            <text:p>0.161754</text:p>
          </table:table-cell>
          <table:table-cell/>
          <table:table-cell table:formula="of:=IF(ABS([.D26]-[.E26])&lt;[.$N$3];1;0)" office:value-type="boolean" office:boolean-value="true" calcext:value-type="boolean">
            <text:p>TRUE</text:p>
          </table:table-cell>
          <table:table-cell table:formula="of:=IF(ABS([.L26]-[.M26])&lt;[.$N$3];1;0)" office:value-type="boolean" office:boolean-value="true" calcext:value-type="boolean">
            <text:p>TRUE</text:p>
          </table:table-cell>
          <table:table-cell table:formula="of:=IF(ABS([.N26]-[.O26])&lt;[.$N$3];1;0)" office:value-type="boolean" office:boolean-value="true" calcext:value-type="boolean">
            <text:p>TRUE</text:p>
          </table:table-cell>
          <table:table-cell/>
          <table:table-cell table:formula="of:=IF(ABS([.P26] * [.K26] + (1- [.P26])*[.J26] - [.I2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33253" calcext:value-type="float">
            <text:p>3.033253</text:p>
          </table:table-cell>
          <table:table-cell office:value-type="float" office:value="0.083898" calcext:value-type="float">
            <text:p>0.083898</text:p>
          </table:table-cell>
          <table:table-cell office:value-type="float" office:value="0.070359" calcext:value-type="float">
            <text:p>0.070359</text:p>
          </table:table-cell>
          <table:table-cell office:value-type="float" office:value="0.013542" calcext:value-type="float">
            <text:p>0.013542</text:p>
          </table:table-cell>
          <table:table-cell table:formula="of:=[.F27]*[.E27]" office:value-type="float" office:value="0.254483860194" calcext:value-type="float">
            <text:p>0.254483860194</text:p>
          </table:table-cell>
          <table:table-cell table:formula="of:=[.G27]*[.E27]" office:value-type="float" office:value="0.213416647827" calcext:value-type="float">
            <text:p>0.213416647827</text:p>
          </table:table-cell>
          <table:table-cell table:formula="of:=[.H27]*[.E27]" office:value-type="float" office:value="0.041076312126" calcext:value-type="float">
            <text:p>0.041076312126</text:p>
          </table:table-cell>
          <table:table-cell table:formula="of:=[.I27] * [.E27] / (1- [.K27])" office:value-type="float" office:value="0.804979522506549" calcext:value-type="float">
            <text:p>0.804979522506549</text:p>
          </table:table-cell>
          <table:table-cell office:value-type="float" office:value="0.776091" calcext:value-type="float">
            <text:p>0.776091</text:p>
          </table:table-cell>
          <table:table-cell table:formula="of:=[.I27] * [.E27] / ((1- [.K27])*(1- [.I27]))" office:value-type="float" office:value="1.07976136199549" calcext:value-type="float">
            <text:p>1.07976136199549</text:p>
          </table:table-cell>
          <table:table-cell office:value-type="float" office:value="1.055945" calcext:value-type="float">
            <text:p>1.055945</text:p>
          </table:table-cell>
          <table:table-cell office:value-type="float" office:value="0.16137" calcext:value-type="float">
            <text:p>0.16137</text:p>
          </table:table-cell>
          <table:table-cell/>
          <table:table-cell table:formula="of:=IF(ABS([.D27]-[.E27])&lt;[.$N$3];1;0)" office:value-type="boolean" office:boolean-value="true" calcext:value-type="boolean">
            <text:p>TRUE</text:p>
          </table:table-cell>
          <table:table-cell table:formula="of:=IF(ABS([.L27]-[.M27])&lt;[.$N$3];1;0)" office:value-type="boolean" office:boolean-value="true" calcext:value-type="boolean">
            <text:p>TRUE</text:p>
          </table:table-cell>
          <table:table-cell table:formula="of:=IF(ABS([.N27]-[.O27])&lt;[.$N$3];1;0)" office:value-type="boolean" office:boolean-value="true" calcext:value-type="boolean">
            <text:p>TRUE</text:p>
          </table:table-cell>
          <table:table-cell/>
          <table:table-cell table:formula="of:=IF(ABS([.P27] * [.K27] + (1- [.P27])*[.J27] - [.I27])&lt;[.$N$3]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2q.R9:ss2q.T27 ss2q.V9:ss2q.V27">
            <calcext:condition calcext:apply-style-name="Untitled1" calcext:value="=1" calcext:base-cell-address="ss2q.R9"/>
            <calcext:condition calcext:apply-style-name="Untitled2" calcext:value="=0" calcext:base-cell-address="ss2q.R9"/>
          </calcext:conditional-format>
        </calcext:conditional-formats>
      </table:table>
      <table:table table:name="alls1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all servers, one queue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all the nodes, and a single queue, and clients are distributed among the servers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alls1q.P9:alls1q.S27">
            <calcext:condition calcext:apply-style-name="Untitled1" calcext:value="=1" calcext:base-cell-address="alls1q.P9"/>
            <calcext:condition calcext:apply-style-name="Untitled2" calcext:value="=0" calcext:base-cell-address="alls1q.P9"/>
          </calcext:conditional-format>
        </calcext:conditional-formats>
      </table:table>
      <table:table table:name="sssq_jscks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sssq_jsckson.P9:sssq_jsckson.S27">
            <calcext:condition calcext:apply-style-name="Untitled1" calcext:value="=1" calcext:base-cell-address="sssq_jsckson.P9"/>
            <calcext:condition calcext:apply-style-name="Untitled2" calcext:value="=0" calcext:base-cell-address="sssq_jsckson.P9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83" table:default-cell-style-name="Default"/>
        <table:table-row table:style-name="ro1" table:number-rows-repeated="5">
          <table:table-cell table:number-columns-repeated="58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3"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The Royal Reception Hall</text:p>
          </table:table-cell>
          <table:table-cell office:value-type="float" office:value="3.749133" calcext:value-type="float">
            <text:p>3.749133</text:p>
          </table:table-cell>
          <table:table-cell office:value-type="float" office:value="2.173969" calcext:value-type="float">
            <text:p>2.173969</text:p>
          </table:table-cell>
          <table:table-cell office:value-type="float" office:value="0.084523" calcext:value-type="float">
            <text:p>0.084523</text:p>
          </table:table-cell>
          <table:table-cell office:value-type="float" office:value="0.070797" calcext:value-type="float">
            <text:p>0.070797</text:p>
          </table:table-cell>
          <table:table-cell office:value-type="float" office:value="0.013729" calcext:value-type="float">
            <text:p>0.013729</text:p>
          </table:table-cell>
          <table:table-cell office:value-type="float" office:value="4.984085" calcext:value-type="float">
            <text:p>4.984085</text:p>
          </table:table-cell>
          <table:table-cell office:value-type="float" office:value="0.162398" calcext:value-type="float">
            <text:p>0.162398</text:p>
          </table:table-cell>
          <table:table-cell table:number-columns-repeated="4"/>
          <table:table-cell office:value-type="string" calcext:value-type="string">
            <text:p><text:s/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Toy Soldier Parachute Drop</text:p>
          </table:table-cell>
          <table:table-cell office:value-type="float" office:value="0.416396" calcext:value-type="float">
            <text:p>0.416396</text:p>
          </table:table-cell>
          <table:table-cell office:value-type="float" office:value="0.323445" calcext:value-type="float">
            <text:p>0.323445</text:p>
          </table:table-cell>
          <table:table-cell office:value-type="float" office:value="0.084122" calcext:value-type="float">
            <text:p>0.084122</text:p>
          </table:table-cell>
          <table:table-cell office:value-type="float" office:value="0.070601" calcext:value-type="float">
            <text:p>0.070601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2.000496" calcext:value-type="float">
            <text:p>2.000496</text:p>
          </table:table-cell>
          <table:table-cell office:value-type="float" office:value="0.160727" calcext:value-type="float">
            <text:p>0.160727</text:p>
          </table:table-cell>
          <table:table-cell table:number-columns-repeated="4"/>
          <table:table-cell office:value-type="string" calcext:value-type="string">
            <text:p><text:s/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Duffy And Friends Play House</text:p>
          </table:table-cell>
          <table:table-cell office:value-type="float" office:value="44.693839" calcext:value-type="float">
            <text:p>44.693839</text:p>
          </table:table-cell>
          <table:table-cell office:value-type="float" office:value="9.626858" calcext:value-type="float">
            <text:p>9.626858</text:p>
          </table:table-cell>
          <table:table-cell office:value-type="float" office:value="0.084081" calcext:value-type="float">
            <text:p>0.084081</text:p>
          </table:table-cell>
          <table:table-cell office:value-type="float" office:value="0.070417" calcext:value-type="float">
            <text:p>0.070417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10.01959" calcext:value-type="float">
            <text:p>10.01959</text:p>
          </table:table-cell>
          <table:table-cell office:value-type="float" office:value="0.162514" calcext:value-type="float">
            <text:p>0.162514</text:p>
          </table:table-cell>
          <table:table-cell table:number-columns-repeated="4"/>
          <table:table-cell office:value-type="string" calcext:value-type="string">
            <text:p><text:s/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RC Racer</text:p>
          </table:table-cell>
          <table:table-cell office:value-type="float" office:value="3.720052" calcext:value-type="float">
            <text:p>3.720052</text:p>
          </table:table-cell>
          <table:table-cell office:value-type="float" office:value="2.200865" calcext:value-type="float">
            <text:p>2.200865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5.008587" calcext:value-type="float">
            <text:p>5.008587</text:p>
          </table:table-cell>
          <table:table-cell office:value-type="float" office:value="0.160245" calcext:value-type="float">
            <text:p>0.160245</text:p>
          </table:table-cell>
          <table:table-cell table:number-columns-repeated="4"/>
          <table:table-cell office:value-type="string" calcext:value-type="string">
            <text:p><text:s/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Iron Man Tech Showcase</text:p>
          </table:table-cell>
          <table:table-cell office:value-type="float" office:value="44.223627" calcext:value-type="float">
            <text:p>44.223627</text:p>
          </table:table-cell>
          <table:table-cell office:value-type="float" office:value="9.485518" calcext:value-type="float">
            <text:p>9.485518</text:p>
          </table:table-cell>
          <table:table-cell office:value-type="float" office:value="0.084104" calcext:value-type="float">
            <text:p>0.084104</text:p>
          </table:table-cell>
          <table:table-cell office:value-type="float" office:value="0.070449" calcext:value-type="float">
            <text:p>0.070449</text:p>
          </table:table-cell>
          <table:table-cell office:value-type="float" office:value="0.013658" calcext:value-type="float">
            <text:p>0.013658</text:p>
          </table:table-cell>
          <table:table-cell office:value-type="float" office:value="9.972068" calcext:value-type="float">
            <text:p>9.972068</text:p>
          </table:table-cell>
          <table:table-cell office:value-type="float" office:value="0.162356" calcext:value-type="float">
            <text:p>0.162356</text:p>
          </table:table-cell>
          <table:table-cell table:number-columns-repeated="4"/>
          <table:table-cell office:value-type="string" calcext:value-type="string">
            <text:p><text:s/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Slinky Dog Spin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343387" calcext:value-type="float">
            <text:p>0.343387</text:p>
          </table:table-cell>
          <table:table-cell office:value-type="float" office:value="0.08365" calcext:value-type="float">
            <text:p>0.08365</text:p>
          </table:table-cell>
          <table:table-cell office:value-type="float" office:value="0.070141" calcext:value-type="float">
            <text:p>0.070141</text:p>
          </table:table-cell>
          <table:table-cell office:value-type="float" office:value="0.013513" calcext:value-type="float">
            <text:p>0.013513</text:p>
          </table:table-cell>
          <table:table-cell office:value-type="float" office:value="2.006911" calcext:value-type="float">
            <text:p>2.006911</text:p>
          </table:table-cell>
          <table:table-cell office:value-type="float" office:value="0.161496" calcext:value-type="float">
            <text:p>0.161496</text:p>
          </table:table-cell>
          <table:table-cell table:number-columns-repeated="4"/>
          <table:table-cell office:value-type="string" calcext:value-type="string">
            <text:p><text:s/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Big Grizzly Mountain Runaway Mine Cars</text:p>
          </table:table-cell>
          <table:table-cell office:value-type="float" office:value="1.015567" calcext:value-type="float">
            <text:p>1.0155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083764" calcext:value-type="float">
            <text:p>0.083764</text:p>
          </table:table-cell>
          <table:table-cell office:value-type="float" office:value="0.070418" calcext:value-type="float">
            <text:p>0.070418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3.006871" calcext:value-type="float">
            <text:p>3.006871</text:p>
          </table:table-cell>
          <table:table-cell office:value-type="float" office:value="0.159324" calcext:value-type="float">
            <text:p>0.159324</text:p>
          </table:table-cell>
          <table:table-cell table:number-columns-repeated="4"/>
          <table:table-cell office:value-type="string" calcext:value-type="string">
            <text:p><text:s/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Dumbo The Flying Elephant</text:p>
          </table:table-cell>
          <table:table-cell office:value-type="float" office:value="1.045172" calcext:value-type="float">
            <text:p>1.045172</text:p>
          </table:table-cell>
          <table:table-cell office:value-type="float" office:value="0.752132" calcext:value-type="float">
            <text:p>0.752132</text:p>
          </table:table-cell>
          <table:table-cell office:value-type="float" office:value="0.084174" calcext:value-type="float">
            <text:p>0.084174</text:p>
          </table:table-cell>
          <table:table-cell office:value-type="float" office:value="0.070753" calcext:value-type="float">
            <text:p>0.070753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2.998623" calcext:value-type="float">
            <text:p>2.998623</text:p>
          </table:table-cell>
          <table:table-cell office:value-type="float" office:value="0.159445" calcext:value-type="float">
            <text:p>0.159445</text:p>
          </table:table-cell>
          <table:table-cell table:number-columns-repeated="4"/>
          <table:table-cell office:value-type="string" calcext:value-type="string">
            <text:p><text:s/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Jungle River Cruise</text:p>
          </table:table-cell>
          <table:table-cell office:value-type="float" office:value="10.329833" calcext:value-type="float">
            <text:p>10.329833</text:p>
          </table:table-cell>
          <table:table-cell office:value-type="float" office:value="4.352568" calcext:value-type="float">
            <text:p>4.352568</text:p>
          </table:table-cell>
          <table:table-cell office:value-type="float" office:value="0.084309" calcext:value-type="float">
            <text:p>0.084309</text:p>
          </table:table-cell>
          <table:table-cell office:value-type="float" office:value="0.070787" calcext:value-type="float">
            <text:p>0.070787</text:p>
          </table:table-cell>
          <table:table-cell office:value-type="float" office:value="0.013528" calcext:value-type="float">
            <text:p>0.013528</text:p>
          </table:table-cell>
          <table:table-cell office:value-type="float" office:value="6.955541" calcext:value-type="float">
            <text:p>6.955541</text:p>
          </table:table-cell>
          <table:table-cell office:value-type="float" office:value="0.160419" calcext:value-type="float">
            <text:p>0.160419</text:p>
          </table:table-cell>
          <table:table-cell table:number-columns-repeated="4"/>
          <table:table-cell office:value-type="string" calcext:value-type="string">
            <text:p><text:s/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The Many Adventures of Winnie the Pooh</text:p>
          </table:table-cell>
          <table:table-cell office:value-type="float" office:value="1.053379" calcext:value-type="float">
            <text:p>1.053379</text:p>
          </table:table-cell>
          <table:table-cell office:value-type="float" office:value="0.757367" calcext:value-type="float">
            <text:p>0.757367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345" calcext:value-type="float">
            <text:p>0.070345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2.993686" calcext:value-type="float">
            <text:p>2.993686</text:p>
          </table:table-cell>
          <table:table-cell office:value-type="float" office:value="0.161783" calcext:value-type="float">
            <text:p>0.161783</text:p>
          </table:table-cell>
          <table:table-cell table:number-columns-repeated="4"/>
          <table:table-cell office:value-type="string" calcext:value-type="string">
            <text:p><text:s/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Mystic Manor</text:p>
          </table:table-cell>
          <table:table-cell office:value-type="float" office:value="10.447296" calcext:value-type="float">
            <text:p>10.447296</text:p>
          </table:table-cell>
          <table:table-cell office:value-type="float" office:value="4.326611" calcext:value-type="float">
            <text:p>4.326611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70275" calcext:value-type="float">
            <text:p>0.070275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7.001969" calcext:value-type="float">
            <text:p>7.001969</text:p>
          </table:table-cell>
          <table:table-cell office:value-type="float" office:value="0.160043" calcext:value-type="float">
            <text:p>0.160043</text:p>
          </table:table-cell>
          <table:table-cell table:number-columns-repeated="4"/>
          <table:table-cell office:value-type="string" calcext:value-type="string">
            <text:p><text:s/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Hyperspace Mountain</text:p>
          </table:table-cell>
          <table:table-cell office:value-type="float" office:value="1.02459" calcext:value-type="float">
            <text:p>1.02459</text:p>
          </table:table-cell>
          <table:table-cell office:value-type="float" office:value="0.72763" calcext:value-type="float">
            <text:p>0.72763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70223" calcext:value-type="float">
            <text:p>0.070223</text:p>
          </table:table-cell>
          <table:table-cell office:value-type="float" office:value="0.013396" calcext:value-type="float">
            <text:p>0.013396</text:p>
          </table:table-cell>
          <table:table-cell office:value-type="float" office:value="3.011672" calcext:value-type="float">
            <text:p>3.011672</text:p>
          </table:table-cell>
          <table:table-cell office:value-type="float" office:value="0.160158" calcext:value-type="float">
            <text:p>0.160158</text:p>
          </table:table-cell>
          <table:table-cell table:number-columns-repeated="4"/>
          <table:table-cell office:value-type="string" calcext:value-type="string">
            <text:p><text:s/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Iron Man Experience</text:p>
          </table:table-cell>
          <table:table-cell office:value-type="float" office:value="3.693713" calcext:value-type="float">
            <text:p>3.693713</text:p>
          </table:table-cell>
          <table:table-cell office:value-type="float" office:value="2.090844" calcext:value-type="float">
            <text:p>2.090844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070428" calcext:value-type="float">
            <text:p>0.070428</text:p>
          </table:table-cell>
          <table:table-cell office:value-type="float" office:value="0.013508" calcext:value-type="float">
            <text:p>0.013508</text:p>
          </table:table-cell>
          <table:table-cell office:value-type="float" office:value="4.969798" calcext:value-type="float">
            <text:p>4.969798</text:p>
          </table:table-cell>
          <table:table-cell office:value-type="float" office:value="0.16091" calcext:value-type="float">
            <text:p>0.16091</text:p>
          </table:table-cell>
          <table:table-cell table:number-columns-repeated="4"/>
          <table:table-cell office:value-type="string" calcext:value-type="string">
            <text:p><text:s/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Orbitron</text:p>
          </table:table-cell>
          <table:table-cell office:value-type="float" office:value="0.403291" calcext:value-type="float">
            <text:p>0.403291</text:p>
          </table:table-cell>
          <table:table-cell office:value-type="float" office:value="0.334515" calcext:value-type="float">
            <text:p>0.334515</text:p>
          </table:table-cell>
          <table:table-cell office:value-type="float" office:value="0.083723" calcext:value-type="float">
            <text:p>0.083723</text:p>
          </table:table-cell>
          <table:table-cell office:value-type="float" office:value="0.070166" calcext:value-type="float">
            <text:p>0.0701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1.994404" calcext:value-type="float">
            <text:p>1.994404</text:p>
          </table:table-cell>
          <table:table-cell office:value-type="float" office:value="0.161957" calcext:value-type="float">
            <text:p>0.161957</text:p>
          </table:table-cell>
          <table:table-cell table:number-columns-repeated="4"/>
          <table:table-cell office:value-type="string" calcext:value-type="string">
            <text:p><text:s/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Rafts To Tarzan's Treehouse</text:p>
          </table:table-cell>
          <table:table-cell office:value-type="float" office:value="2.133637" calcext:value-type="float">
            <text:p>2.133637</text:p>
          </table:table-cell>
          <table:table-cell office:value-type="float" office:value="1.405374" calcext:value-type="float">
            <text:p>1.405374</text:p>
          </table:table-cell>
          <table:table-cell office:value-type="float" office:value="0.083813" calcext:value-type="float">
            <text:p>0.083813</text:p>
          </table:table-cell>
          <table:table-cell office:value-type="float" office:value="0.070273" calcext:value-type="float">
            <text:p>0.070273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4.01758" calcext:value-type="float">
            <text:p>4.01758</text:p>
          </table:table-cell>
          <table:table-cell office:value-type="float" office:value="0.161594" calcext:value-type="float">
            <text:p>0.161594</text:p>
          </table:table-cell>
          <table:table-cell table:number-columns-repeated="4"/>
          <table:table-cell office:value-type="string" calcext:value-type="string">
            <text:p><text:s/>It's a Small World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It's a Small World</text:p>
          </table:table-cell>
          <table:table-cell office:value-type="float" office:value="27.728707" calcext:value-type="float">
            <text:p>27.728707</text:p>
          </table:table-cell>
          <table:table-cell office:value-type="float" office:value="7.641938" calcext:value-type="float">
            <text:p>7.641938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0.070577" calcext:value-type="float">
            <text:p>0.070577</text:p>
          </table:table-cell>
          <table:table-cell office:value-type="float" office:value="0.013505" calcext:value-type="float">
            <text:p>0.013505</text:p>
          </table:table-cell>
          <table:table-cell office:value-type="float" office:value="9.01121" calcext:value-type="float">
            <text:p>9.01121</text:p>
          </table:table-cell>
          <table:table-cell office:value-type="float" office:value="0.16059" calcext:value-type="float">
            <text:p>0.16059</text:p>
          </table:table-cell>
          <table:table-cell table:number-columns-repeated="4"/>
          <table:table-cell office:value-type="string" calcext:value-type="string">
            <text:p><text:s/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Ant-Man and The Wasp</text:p>
          </table:table-cell>
          <table:table-cell office:value-type="float" office:value="2.191387" calcext:value-type="float">
            <text:p>2.191387</text:p>
          </table:table-cell>
          <table:table-cell office:value-type="float" office:value="1.357144" calcext:value-type="float">
            <text:p>1.357144</text:p>
          </table:table-cell>
          <table:table-cell office:value-type="float" office:value="0.084269" calcext:value-type="float">
            <text:p>0.084269</text:p>
          </table:table-cell>
          <table:table-cell office:value-type="float" office:value="0.070748" calcext:value-type="float">
            <text:p>0.070748</text:p>
          </table:table-cell>
          <table:table-cell office:value-type="float" office:value="0.013525" calcext:value-type="float">
            <text:p>0.013525</text:p>
          </table:table-cell>
          <table:table-cell office:value-type="float" office:value="4.013759" calcext:value-type="float">
            <text:p>4.013759</text:p>
          </table:table-cell>
          <table:table-cell office:value-type="float" office:value="0.160456" calcext:value-type="float">
            <text:p>0.160456</text:p>
          </table:table-cell>
          <table:table-cell table:number-columns-repeated="4"/>
          <table:table-cell office:value-type="string" calcext:value-type="string">
            <text:p><text:s/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Mad Hatter Tea Cups</text:p>
          </table:table-cell>
          <table:table-cell office:value-type="float" office:value="0.402856" calcext:value-type="float">
            <text:p>0.402856</text:p>
          </table:table-cell>
          <table:table-cell office:value-type="float" office:value="0.332881" calcext:value-type="float">
            <text:p>0.332881</text:p>
          </table:table-cell>
          <table:table-cell office:value-type="float" office:value="0.083697" calcext:value-type="float">
            <text:p>0.083697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2.006085" calcext:value-type="float">
            <text:p>2.006085</text:p>
          </table:table-cell>
          <table:table-cell office:value-type="float" office:value="0.161754" calcext:value-type="float">
            <text:p>0.161754</text:p>
          </table:table-cell>
          <table:table-cell table:number-columns-repeated="4"/>
          <table:table-cell office:value-type="string" calcext:value-type="string">
            <text:p><text:s/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 office:value-type="string" calcext:value-type="string">
            <text:p>Cinderella Carousel</text:p>
          </table:table-cell>
          <table:table-cell office:value-type="float" office:value="1.055945" calcext:value-type="float">
            <text:p>1.055945</text:p>
          </table:table-cell>
          <table:table-cell office:value-type="float" office:value="0.776091" calcext:value-type="float">
            <text:p>0.776091</text:p>
          </table:table-cell>
          <table:table-cell office:value-type="float" office:value="0.083898" calcext:value-type="float">
            <text:p>0.083898</text:p>
          </table:table-cell>
          <table:table-cell office:value-type="float" office:value="0.070359" calcext:value-type="float">
            <text:p>0.070359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3.033253" calcext:value-type="float">
            <text:p>3.033253</text:p>
          </table:table-cell>
          <table:table-cell office:value-type="float" office:value="0.16137" calcext:value-type="float">
            <text:p>0.16137</text:p>
          </table:table-cell>
          <table:table-cell table:number-columns-repeated="579"/>
        </table:table-row>
        <table:table-row table:style-name="ro1" table:number-rows-repeated="17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574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12815" calcext:value-type="float">
            <text:p>1.812815</text:p>
          </table:table-cell>
          <table:table-cell office:value-type="string" calcext:value-type="string">
            <text:p><text:s text:c="3"/>-nan</text:p>
          </table:table-cell>
          <table:table-cell office:value-type="float" office:value="4.961535" calcext:value-type="float">
            <text:p>4.961535</text:p>
          </table:table-cell>
          <table:table-cell office:value-type="float" office:value="4.998661" calcext:value-type="float">
            <text:p>4.998661</text:p>
          </table:table-cell>
          <table:table-cell office:value-type="float" office:value="4.992529" calcext:value-type="float">
            <text:p>4.992529</text:p>
          </table:table-cell>
          <table:table-cell office:value-type="float" office:value="5.058493" calcext:value-type="float">
            <text:p>5.058493</text:p>
          </table:table-cell>
          <table:table-cell office:value-type="float" office:value="4.841768" calcext:value-type="float">
            <text:p>4.841768</text:p>
          </table:table-cell>
          <table:table-cell office:value-type="float" office:value="5.055549" calcext:value-type="float">
            <text:p>5.055549</text:p>
          </table:table-cell>
          <table:table-cell office:value-type="float" office:value="5.137392" calcext:value-type="float">
            <text:p>5.137392</text:p>
          </table:table-cell>
          <table:table-cell office:value-type="float" office:value="5.043132" calcext:value-type="float">
            <text:p>5.043132</text:p>
          </table:table-cell>
          <table:table-cell office:value-type="float" office:value="4.988404" calcext:value-type="float">
            <text:p>4.988404</text:p>
          </table:table-cell>
          <table:table-cell office:value-type="float" office:value="4.913806" calcext:value-type="float">
            <text:p>4.913806</text:p>
          </table:table-cell>
          <table:table-cell office:value-type="float" office:value="4.884839" calcext:value-type="float">
            <text:p>4.884839</text:p>
          </table:table-cell>
          <table:table-cell office:value-type="float" office:value="4.881622" calcext:value-type="float">
            <text:p>4.881622</text:p>
          </table:table-cell>
          <table:table-cell office:value-type="float" office:value="4.943394" calcext:value-type="float">
            <text:p>4.943394</text:p>
          </table:table-cell>
          <table:table-cell office:value-type="float" office:value="5.046797" calcext:value-type="float">
            <text:p>5.046797</text:p>
          </table:table-cell>
          <table:table-cell office:value-type="float" office:value="4.937387" calcext:value-type="float">
            <text:p>4.937387</text:p>
          </table:table-cell>
          <table:table-cell office:value-type="float" office:value="5.097109" calcext:value-type="float">
            <text:p>5.097109</text:p>
          </table:table-cell>
          <table:table-cell office:value-type="float" office:value="5.242902" calcext:value-type="float">
            <text:p>5.242902</text:p>
          </table:table-cell>
          <table:table-cell office:value-type="float" office:value="5.034698" calcext:value-type="float">
            <text:p>5.034698</text:p>
          </table:table-cell>
          <table:table-cell office:value-type="float" office:value="4.972806" calcext:value-type="float">
            <text:p>4.972806</text:p>
          </table:table-cell>
          <table:table-cell office:value-type="float" office:value="5.257799" calcext:value-type="float">
            <text:p>5.257799</text:p>
          </table:table-cell>
          <table:table-cell office:value-type="float" office:value="4.66728" calcext:value-type="float">
            <text:p>4.66728</text:p>
          </table:table-cell>
          <table:table-cell office:value-type="float" office:value="3.599405" calcext:value-type="float">
            <text:p>3.599405</text:p>
          </table:table-cell>
          <table:table-cell office:value-type="float" office:value="6.032658" calcext:value-type="float">
            <text:p>6.032658</text:p>
          </table:table-cell>
          <table:table-cell office:value-type="float" office:value="10.093885" calcext:value-type="float">
            <text:p>10.093885</text:p>
          </table:table-cell>
          <table:table-cell office:value-type="float" office:value="7.974969" calcext:value-type="float">
            <text:p>7.974969</text:p>
          </table:table-cell>
          <table:table-cell office:value-type="float" office:value="15.683817" calcext:value-type="float">
            <text:p>15.683817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815" calcext:value-type="float">
            <text:p>1.800815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7726" calcext:value-type="float">
            <text:p>1.997726</text:p>
          </table:table-cell>
          <table:table-cell office:value-type="float" office:value="2.034009" calcext:value-type="float">
            <text:p>2.034009</text:p>
          </table:table-cell>
          <table:table-cell office:value-type="float" office:value="2.000386" calcext:value-type="float">
            <text:p>2.000386</text:p>
          </table:table-cell>
          <table:table-cell office:value-type="float" office:value="2.010478" calcext:value-type="float">
            <text:p>2.010478</text:p>
          </table:table-cell>
          <table:table-cell office:value-type="float" office:value="1.968393" calcext:value-type="float">
            <text:p>1.968393</text:p>
          </table:table-cell>
          <table:table-cell office:value-type="float" office:value="2.014909" calcext:value-type="float">
            <text:p>2.014909</text:p>
          </table:table-cell>
          <table:table-cell office:value-type="float" office:value="1.989649" calcext:value-type="float">
            <text:p>1.989649</text:p>
          </table:table-cell>
          <table:table-cell office:value-type="float" office:value="2.112925" calcext:value-type="float">
            <text:p>2.112925</text:p>
          </table:table-cell>
          <table:table-cell office:value-type="float" office:value="2.026998" calcext:value-type="float">
            <text:p>2.026998</text:p>
          </table:table-cell>
          <table:table-cell office:value-type="float" office:value="2.067044" calcext:value-type="float">
            <text:p>2.067044</text:p>
          </table:table-cell>
          <table:table-cell office:value-type="float" office:value="1.718896" calcext:value-type="float">
            <text:p>1.718896</text:p>
          </table:table-cell>
          <table:table-cell office:value-type="float" office:value="1.743935" calcext:value-type="float">
            <text:p>1.743935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3.88292" calcext:value-type="float">
            <text:p>3.88292</text:p>
          </table:table-cell>
          <table:table-cell office:value-type="float" office:value="1.161121" calcext:value-type="float">
            <text:p>1.1611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40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9461" calcext:value-type="float">
            <text:p>1.799461</text:p>
          </table:table-cell>
          <table:table-cell office:value-type="string" calcext:value-type="string">
            <text:p><text:s text:c="3"/>-nan</text:p>
          </table:table-cell>
          <table:table-cell office:value-type="float" office:value="9.856161" calcext:value-type="float">
            <text:p>9.856161</text:p>
          </table:table-cell>
          <table:table-cell office:value-type="float" office:value="9.982225" calcext:value-type="float">
            <text:p>9.982225</text:p>
          </table:table-cell>
          <table:table-cell office:value-type="float" office:value="9.770555" calcext:value-type="float">
            <text:p>9.770555</text:p>
          </table:table-cell>
          <table:table-cell office:value-type="float" office:value="10.110178" calcext:value-type="float">
            <text:p>10.110178</text:p>
          </table:table-cell>
          <table:table-cell office:value-type="float" office:value="10.17684" calcext:value-type="float">
            <text:p>10.17684</text:p>
          </table:table-cell>
          <table:table-cell office:value-type="float" office:value="9.978469" calcext:value-type="float">
            <text:p>9.978469</text:p>
          </table:table-cell>
          <table:table-cell office:value-type="float" office:value="10.021946" calcext:value-type="float">
            <text:p>10.021946</text:p>
          </table:table-cell>
          <table:table-cell office:value-type="float" office:value="10.01638" calcext:value-type="float">
            <text:p>10.01638</text:p>
          </table:table-cell>
          <table:table-cell office:value-type="float" office:value="10.16323" calcext:value-type="float">
            <text:p>10.16323</text:p>
          </table:table-cell>
          <table:table-cell office:value-type="float" office:value="10.198051" calcext:value-type="float">
            <text:p>10.198051</text:p>
          </table:table-cell>
          <table:table-cell office:value-type="float" office:value="10.232333" calcext:value-type="float">
            <text:p>10.232333</text:p>
          </table:table-cell>
          <table:table-cell office:value-type="float" office:value="9.785065" calcext:value-type="float">
            <text:p>9.785065</text:p>
          </table:table-cell>
          <table:table-cell office:value-type="float" office:value="9.680171" calcext:value-type="float">
            <text:p>9.680171</text:p>
          </table:table-cell>
          <table:table-cell office:value-type="float" office:value="10.104983" calcext:value-type="float">
            <text:p>10.104983</text:p>
          </table:table-cell>
          <table:table-cell office:value-type="float" office:value="9.716167" calcext:value-type="float">
            <text:p>9.716167</text:p>
          </table:table-cell>
          <table:table-cell office:value-type="float" office:value="10.055546" calcext:value-type="float">
            <text:p>10.055546</text:p>
          </table:table-cell>
          <table:table-cell office:value-type="float" office:value="9.672296" calcext:value-type="float">
            <text:p>9.672296</text:p>
          </table:table-cell>
          <table:table-cell office:value-type="float" office:value="9.948089" calcext:value-type="float">
            <text:p>9.948089</text:p>
          </table:table-cell>
          <table:table-cell office:value-type="float" office:value="9.788728" calcext:value-type="float">
            <text:p>9.788728</text:p>
          </table:table-cell>
          <table:table-cell office:value-type="float" office:value="10.398888" calcext:value-type="float">
            <text:p>10.398888</text:p>
          </table:table-cell>
          <table:table-cell office:value-type="float" office:value="10.18809" calcext:value-type="float">
            <text:p>10.18809</text:p>
          </table:table-cell>
          <table:table-cell office:value-type="float" office:value="10.390084" calcext:value-type="float">
            <text:p>10.390084</text:p>
          </table:table-cell>
          <table:table-cell office:value-type="float" office:value="9.75645" calcext:value-type="float">
            <text:p>9.75645</text:p>
          </table:table-cell>
          <table:table-cell office:value-type="float" office:value="10.284379" calcext:value-type="float">
            <text:p>10.284379</text:p>
          </table:table-cell>
          <table:table-cell office:value-type="float" office:value="9.782758" calcext:value-type="float">
            <text:p>9.782758</text:p>
          </table:table-cell>
          <table:table-cell office:value-type="float" office:value="10.118761" calcext:value-type="float">
            <text:p>10.118761</text:p>
          </table:table-cell>
          <table:table-cell office:value-type="float" office:value="10.116279" calcext:value-type="float">
            <text:p>10.116279</text:p>
          </table:table-cell>
          <table:table-cell office:value-type="float" office:value="9.679511" calcext:value-type="float">
            <text:p>9.679511</text:p>
          </table:table-cell>
          <table:table-cell office:value-type="float" office:value="9.619743" calcext:value-type="float">
            <text:p>9.619743</text:p>
          </table:table-cell>
          <table:table-cell office:value-type="float" office:value="9.936244" calcext:value-type="float">
            <text:p>9.936244</text:p>
          </table:table-cell>
          <table:table-cell office:value-type="float" office:value="12.617994" calcext:value-type="float">
            <text:p>12.617994</text:p>
          </table:table-cell>
          <table:table-cell office:value-type="float" office:value="9.17384" calcext:value-type="float">
            <text:p>9.17384</text:p>
          </table:table-cell>
          <table:table-cell office:value-type="float" office:value="8.316192" calcext:value-type="float">
            <text:p>8.316192</text:p>
          </table:table-cell>
          <table:table-cell office:value-type="float" office:value="7.459884" calcext:value-type="float">
            <text:p>7.459884</text:p>
          </table:table-cell>
          <table:table-cell office:value-type="float" office:value="8.197073" calcext:value-type="float">
            <text:p>8.197073</text:p>
          </table:table-cell>
          <table:table-cell office:value-type="float" office:value="12.347397" calcext:value-type="float">
            <text:p>12.347397</text:p>
          </table:table-cell>
          <table:table-cell office:value-type="float" office:value="14.797439" calcext:value-type="float">
            <text:p>14.797439</text:p>
          </table:table-cell>
          <table:table-cell office:value-type="float" office:value="2.021199" calcext:value-type="float">
            <text:p>2.021199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0.000721" calcext:value-type="float">
            <text:p>0.00072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094" calcext:value-type="float">
            <text:p>1.79809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16741" calcext:value-type="float">
            <text:p>5.016741</text:p>
          </table:table-cell>
          <table:table-cell office:value-type="float" office:value="4.988788" calcext:value-type="float">
            <text:p>4.988788</text:p>
          </table:table-cell>
          <table:table-cell office:value-type="float" office:value="4.966583" calcext:value-type="float">
            <text:p>4.966583</text:p>
          </table:table-cell>
          <table:table-cell office:value-type="float" office:value="4.943844" calcext:value-type="float">
            <text:p>4.943844</text:p>
          </table:table-cell>
          <table:table-cell office:value-type="float" office:value="4.97167" calcext:value-type="float">
            <text:p>4.97167</text:p>
          </table:table-cell>
          <table:table-cell office:value-type="float" office:value="4.926076" calcext:value-type="float">
            <text:p>4.926076</text:p>
          </table:table-cell>
          <table:table-cell office:value-type="float" office:value="5.025936" calcext:value-type="float">
            <text:p>5.025936</text:p>
          </table:table-cell>
          <table:table-cell office:value-type="float" office:value="5.161395" calcext:value-type="float">
            <text:p>5.161395</text:p>
          </table:table-cell>
          <table:table-cell office:value-type="float" office:value="5.104994" calcext:value-type="float">
            <text:p>5.104994</text:p>
          </table:table-cell>
          <table:table-cell office:value-type="float" office:value="5.009221" calcext:value-type="float">
            <text:p>5.009221</text:p>
          </table:table-cell>
          <table:table-cell office:value-type="float" office:value="5.150233" calcext:value-type="float">
            <text:p>5.150233</text:p>
          </table:table-cell>
          <table:table-cell office:value-type="float" office:value="5.009404" calcext:value-type="float">
            <text:p>5.009404</text:p>
          </table:table-cell>
          <table:table-cell office:value-type="float" office:value="5.085243" calcext:value-type="float">
            <text:p>5.085243</text:p>
          </table:table-cell>
          <table:table-cell office:value-type="float" office:value="5.017505" calcext:value-type="float">
            <text:p>5.017505</text:p>
          </table:table-cell>
          <table:table-cell office:value-type="float" office:value="5.069899" calcext:value-type="float">
            <text:p>5.069899</text:p>
          </table:table-cell>
          <table:table-cell office:value-type="float" office:value="4.880927" calcext:value-type="float">
            <text:p>4.880927</text:p>
          </table:table-cell>
          <table:table-cell office:value-type="float" office:value="5.093894" calcext:value-type="float">
            <text:p>5.093894</text:p>
          </table:table-cell>
          <table:table-cell office:value-type="float" office:value="5.14496" calcext:value-type="float">
            <text:p>5.14496</text:p>
          </table:table-cell>
          <table:table-cell office:value-type="float" office:value="5.137144" calcext:value-type="float">
            <text:p>5.137144</text:p>
          </table:table-cell>
          <table:table-cell office:value-type="float" office:value="4.727697" calcext:value-type="float">
            <text:p>4.727697</text:p>
          </table:table-cell>
          <table:table-cell office:value-type="float" office:value="0" calcext:value-type="float">
            <text:p>0</text:p>
          </table:table-cell>
          <table:table-cell table:number-columns-repeated="556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7847" calcext:value-type="float">
            <text:p>1.807847</text:p>
          </table:table-cell>
          <table:table-cell office:value-type="string" calcext:value-type="string">
            <text:p><text:s text:c="3"/>-nan</text:p>
          </table:table-cell>
          <table:table-cell office:value-type="float" office:value="10.023725" calcext:value-type="float">
            <text:p>10.023725</text:p>
          </table:table-cell>
          <table:table-cell office:value-type="float" office:value="10.184418" calcext:value-type="float">
            <text:p>10.184418</text:p>
          </table:table-cell>
          <table:table-cell office:value-type="float" office:value="9.897312" calcext:value-type="float">
            <text:p>9.897312</text:p>
          </table:table-cell>
          <table:table-cell office:value-type="float" office:value="10.035566" calcext:value-type="float">
            <text:p>10.035566</text:p>
          </table:table-cell>
          <table:table-cell office:value-type="float" office:value="9.935801" calcext:value-type="float">
            <text:p>9.935801</text:p>
          </table:table-cell>
          <table:table-cell office:value-type="float" office:value="10.133021" calcext:value-type="float">
            <text:p>10.133021</text:p>
          </table:table-cell>
          <table:table-cell office:value-type="float" office:value="9.842678" calcext:value-type="float">
            <text:p>9.842678</text:p>
          </table:table-cell>
          <table:table-cell office:value-type="float" office:value="10.000366" calcext:value-type="float">
            <text:p>10.000366</text:p>
          </table:table-cell>
          <table:table-cell office:value-type="float" office:value="9.827849" calcext:value-type="float">
            <text:p>9.827849</text:p>
          </table:table-cell>
          <table:table-cell office:value-type="float" office:value="10.15127" calcext:value-type="float">
            <text:p>10.15127</text:p>
          </table:table-cell>
          <table:table-cell office:value-type="float" office:value="9.948045" calcext:value-type="float">
            <text:p>9.948045</text:p>
          </table:table-cell>
          <table:table-cell office:value-type="float" office:value="10.063148" calcext:value-type="float">
            <text:p>10.063148</text:p>
          </table:table-cell>
          <table:table-cell office:value-type="float" office:value="9.9823" calcext:value-type="float">
            <text:p>9.9823</text:p>
          </table:table-cell>
          <table:table-cell office:value-type="float" office:value="10.101998" calcext:value-type="float">
            <text:p>10.101998</text:p>
          </table:table-cell>
          <table:table-cell office:value-type="float" office:value="9.829467" calcext:value-type="float">
            <text:p>9.829467</text:p>
          </table:table-cell>
          <table:table-cell office:value-type="float" office:value="10.044521" calcext:value-type="float">
            <text:p>10.044521</text:p>
          </table:table-cell>
          <table:table-cell office:value-type="float" office:value="10.535335" calcext:value-type="float">
            <text:p>10.535335</text:p>
          </table:table-cell>
          <table:table-cell office:value-type="float" office:value="9.775777" calcext:value-type="float">
            <text:p>9.775777</text:p>
          </table:table-cell>
          <table:table-cell office:value-type="float" office:value="9.869663" calcext:value-type="float">
            <text:p>9.869663</text:p>
          </table:table-cell>
          <table:table-cell office:value-type="float" office:value="10.083509" calcext:value-type="float">
            <text:p>10.083509</text:p>
          </table:table-cell>
          <table:table-cell office:value-type="float" office:value="9.972241" calcext:value-type="float">
            <text:p>9.972241</text:p>
          </table:table-cell>
          <table:table-cell office:value-type="float" office:value="9.687147" calcext:value-type="float">
            <text:p>9.687147</text:p>
          </table:table-cell>
          <table:table-cell office:value-type="float" office:value="10.548618" calcext:value-type="float">
            <text:p>10.548618</text:p>
          </table:table-cell>
          <table:table-cell office:value-type="float" office:value="10.135903" calcext:value-type="float">
            <text:p>10.135903</text:p>
          </table:table-cell>
          <table:table-cell office:value-type="float" office:value="10.183411" calcext:value-type="float">
            <text:p>10.183411</text:p>
          </table:table-cell>
          <table:table-cell office:value-type="float" office:value="10.021942" calcext:value-type="float">
            <text:p>10.021942</text:p>
          </table:table-cell>
          <table:table-cell office:value-type="float" office:value="9.660075" calcext:value-type="float">
            <text:p>9.660075</text:p>
          </table:table-cell>
          <table:table-cell office:value-type="float" office:value="9.845188" calcext:value-type="float">
            <text:p>9.845188</text:p>
          </table:table-cell>
          <table:table-cell office:value-type="float" office:value="10.687418" calcext:value-type="float">
            <text:p>10.687418</text:p>
          </table:table-cell>
          <table:table-cell office:value-type="float" office:value="8.473006" calcext:value-type="float">
            <text:p>8.473006</text:p>
          </table:table-cell>
          <table:table-cell office:value-type="float" office:value="10.602097" calcext:value-type="float">
            <text:p>10.602097</text:p>
          </table:table-cell>
          <table:table-cell office:value-type="float" office:value="8.127466" calcext:value-type="float">
            <text:p>8.127466</text:p>
          </table:table-cell>
          <table:table-cell office:value-type="float" office:value="8.55316" calcext:value-type="float">
            <text:p>8.55316</text:p>
          </table:table-cell>
          <table:table-cell office:value-type="float" office:value="10.238064" calcext:value-type="float">
            <text:p>10.238064</text:p>
          </table:table-cell>
          <table:table-cell office:value-type="float" office:value="12.210545" calcext:value-type="float">
            <text:p>12.210545</text:p>
          </table:table-cell>
          <table:table-cell office:value-type="float" office:value="12.908266" calcext:value-type="float">
            <text:p>12.90826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1.9768" calcext:value-type="float">
            <text:p>1.9768</text:p>
          </table:table-cell>
          <table:table-cell office:value-type="float" office:value="12.909363" calcext:value-type="float">
            <text:p>12.909363</text:p>
          </table:table-cell>
          <table:table-cell office:value-type="float" office:value="4.422741" calcext:value-type="float">
            <text:p>4.42274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203" calcext:value-type="float">
            <text:p>1.797203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1699" calcext:value-type="float">
            <text:p>1.991699</text:p>
          </table:table-cell>
          <table:table-cell office:value-type="float" office:value="2.019855" calcext:value-type="float">
            <text:p>2.019855</text:p>
          </table:table-cell>
          <table:table-cell office:value-type="float" office:value="1.995975" calcext:value-type="float">
            <text:p>1.995975</text:p>
          </table:table-cell>
          <table:table-cell office:value-type="float" office:value="1.990546" calcext:value-type="float">
            <text:p>1.990546</text:p>
          </table:table-cell>
          <table:table-cell office:value-type="float" office:value="1.985877" calcext:value-type="float">
            <text:p>1.985877</text:p>
          </table:table-cell>
          <table:table-cell office:value-type="float" office:value="2.044819" calcext:value-type="float">
            <text:p>2.044819</text:p>
          </table:table-cell>
          <table:table-cell office:value-type="float" office:value="2.000284" calcext:value-type="float">
            <text:p>2.000284</text:p>
          </table:table-cell>
          <table:table-cell office:value-type="float" office:value="2.036863" calcext:value-type="float">
            <text:p>2.036863</text:p>
          </table:table-cell>
          <table:table-cell office:value-type="float" office:value="2.110703" calcext:value-type="float">
            <text:p>2.110703</text:p>
          </table:table-cell>
          <table:table-cell office:value-type="float" office:value="1.894472" calcext:value-type="float">
            <text:p>1.894472</text:p>
          </table:table-cell>
          <table:table-cell office:value-type="float" office:value="2.218378" calcext:value-type="float">
            <text:p>2.218378</text:p>
          </table:table-cell>
          <table:table-cell office:value-type="float" office:value="1.62946" calcext:value-type="float">
            <text:p>1.62946</text:p>
          </table:table-cell>
          <table:table-cell office:value-type="float" office:value="2.838557" calcext:value-type="float">
            <text:p>2.838557</text:p>
          </table:table-cell>
          <table:table-cell office:value-type="float" office:value="0.829273" calcext:value-type="float">
            <text:p>0.829273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7365" calcext:value-type="float">
            <text:p>1.78736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2035" calcext:value-type="float">
            <text:p>2.982035</text:p>
          </table:table-cell>
          <table:table-cell office:value-type="float" office:value="3.058178" calcext:value-type="float">
            <text:p>3.058178</text:p>
          </table:table-cell>
          <table:table-cell office:value-type="float" office:value="3.00863" calcext:value-type="float">
            <text:p>3.00863</text:p>
          </table:table-cell>
          <table:table-cell office:value-type="float" office:value="2.94296" calcext:value-type="float">
            <text:p>2.94296</text:p>
          </table:table-cell>
          <table:table-cell office:value-type="float" office:value="2.989472" calcext:value-type="float">
            <text:p>2.989472</text:p>
          </table:table-cell>
          <table:table-cell office:value-type="float" office:value="3.033568" calcext:value-type="float">
            <text:p>3.033568</text:p>
          </table:table-cell>
          <table:table-cell office:value-type="float" office:value="2.984464" calcext:value-type="float">
            <text:p>2.984464</text:p>
          </table:table-cell>
          <table:table-cell office:value-type="float" office:value="2.983776" calcext:value-type="float">
            <text:p>2.983776</text:p>
          </table:table-cell>
          <table:table-cell office:value-type="float" office:value="2.917407" calcext:value-type="float">
            <text:p>2.917407</text:p>
          </table:table-cell>
          <table:table-cell office:value-type="float" office:value="3.046007" calcext:value-type="float">
            <text:p>3.046007</text:p>
          </table:table-cell>
          <table:table-cell office:value-type="float" office:value="2.983856" calcext:value-type="float">
            <text:p>2.983856</text:p>
          </table:table-cell>
          <table:table-cell office:value-type="float" office:value="3.095785" calcext:value-type="float">
            <text:p>3.095785</text:p>
          </table:table-cell>
          <table:table-cell office:value-type="float" office:value="3.076394" calcext:value-type="float">
            <text:p>3.076394</text:p>
          </table:table-cell>
          <table:table-cell office:value-type="float" office:value="2.949577" calcext:value-type="float">
            <text:p>2.949577</text:p>
          </table:table-cell>
          <table:table-cell office:value-type="float" office:value="2.703381" calcext:value-type="float">
            <text:p>2.703381</text:p>
          </table:table-cell>
          <table:table-cell office:value-type="float" office:value="3.455783" calcext:value-type="float">
            <text:p>3.455783</text:p>
          </table:table-cell>
          <table:table-cell office:value-type="float" office:value="2.835631" calcext:value-type="float">
            <text:p>2.835631</text:p>
          </table:table-cell>
          <table:table-cell office:value-type="float" office:value="0.487435" calcext:value-type="float">
            <text:p>0.487435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495" calcext:value-type="float">
            <text:p>1.79749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3117" calcext:value-type="float">
            <text:p>2.983117</text:p>
          </table:table-cell>
          <table:table-cell office:value-type="float" office:value="2.989924" calcext:value-type="float">
            <text:p>2.989924</text:p>
          </table:table-cell>
          <table:table-cell office:value-type="float" office:value="2.952212" calcext:value-type="float">
            <text:p>2.952212</text:p>
          </table:table-cell>
          <table:table-cell office:value-type="float" office:value="2.995576" calcext:value-type="float">
            <text:p>2.995576</text:p>
          </table:table-cell>
          <table:table-cell office:value-type="float" office:value="3.052591" calcext:value-type="float">
            <text:p>3.052591</text:p>
          </table:table-cell>
          <table:table-cell office:value-type="float" office:value="2.97683" calcext:value-type="float">
            <text:p>2.97683</text:p>
          </table:table-cell>
          <table:table-cell office:value-type="float" office:value="2.936226" calcext:value-type="float">
            <text:p>2.936226</text:p>
          </table:table-cell>
          <table:table-cell office:value-type="float" office:value="3.00639" calcext:value-type="float">
            <text:p>3.00639</text:p>
          </table:table-cell>
          <table:table-cell office:value-type="float" office:value="2.958642" calcext:value-type="float">
            <text:p>2.958642</text:p>
          </table:table-cell>
          <table:table-cell office:value-type="float" office:value="3.052908" calcext:value-type="float">
            <text:p>3.052908</text:p>
          </table:table-cell>
          <table:table-cell office:value-type="float" office:value="2.967905" calcext:value-type="float">
            <text:p>2.967905</text:p>
          </table:table-cell>
          <table:table-cell office:value-type="float" office:value="3.178708" calcext:value-type="float">
            <text:p>3.178708</text:p>
          </table:table-cell>
          <table:table-cell office:value-type="float" office:value="3.132873" calcext:value-type="float">
            <text:p>3.132873</text:p>
          </table:table-cell>
          <table:table-cell office:value-type="float" office:value="3.377042" calcext:value-type="float">
            <text:p>3.377042</text:p>
          </table:table-cell>
          <table:table-cell office:value-type="float" office:value="3.232816" calcext:value-type="float">
            <text:p>3.232816</text:p>
          </table:table-cell>
          <table:table-cell office:value-type="float" office:value="2.241598" calcext:value-type="float">
            <text:p>2.241598</text:p>
          </table:table-cell>
          <table:table-cell office:value-type="float" office:value="4.254478" calcext:value-type="float">
            <text:p>4.254478</text:p>
          </table:table-cell>
          <table:table-cell office:value-type="float" office:value="3.345087" calcext:value-type="float">
            <text:p>3.34508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44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641" calcext:value-type="float">
            <text:p>1.801641</text:p>
          </table:table-cell>
          <table:table-cell office:value-type="string" calcext:value-type="string">
            <text:p><text:s text:c="3"/>-nan</text:p>
          </table:table-cell>
          <table:table-cell office:value-type="float" office:value="7.156384" calcext:value-type="float">
            <text:p>7.156384</text:p>
          </table:table-cell>
          <table:table-cell office:value-type="float" office:value="7.077599" calcext:value-type="float">
            <text:p>7.077599</text:p>
          </table:table-cell>
          <table:table-cell office:value-type="float" office:value="7.091403" calcext:value-type="float">
            <text:p>7.091403</text:p>
          </table:table-cell>
          <table:table-cell office:value-type="float" office:value="6.897655" calcext:value-type="float">
            <text:p>6.897655</text:p>
          </table:table-cell>
          <table:table-cell office:value-type="float" office:value="6.821222" calcext:value-type="float">
            <text:p>6.821222</text:p>
          </table:table-cell>
          <table:table-cell office:value-type="float" office:value="7.058643" calcext:value-type="float">
            <text:p>7.058643</text:p>
          </table:table-cell>
          <table:table-cell office:value-type="float" office:value="6.891079" calcext:value-type="float">
            <text:p>6.891079</text:p>
          </table:table-cell>
          <table:table-cell office:value-type="float" office:value="6.973258" calcext:value-type="float">
            <text:p>6.973258</text:p>
          </table:table-cell>
          <table:table-cell office:value-type="float" office:value="7.0613" calcext:value-type="float">
            <text:p>7.0613</text:p>
          </table:table-cell>
          <table:table-cell office:value-type="float" office:value="6.843305" calcext:value-type="float">
            <text:p>6.843305</text:p>
          </table:table-cell>
          <table:table-cell office:value-type="float" office:value="7.044159" calcext:value-type="float">
            <text:p>7.044159</text:p>
          </table:table-cell>
          <table:table-cell office:value-type="float" office:value="7.208355" calcext:value-type="float">
            <text:p>7.208355</text:p>
          </table:table-cell>
          <table:table-cell office:value-type="float" office:value="6.859973" calcext:value-type="float">
            <text:p>6.859973</text:p>
          </table:table-cell>
          <table:table-cell office:value-type="float" office:value="6.951951" calcext:value-type="float">
            <text:p>6.951951</text:p>
          </table:table-cell>
          <table:table-cell office:value-type="float" office:value="7.178559" calcext:value-type="float">
            <text:p>7.178559</text:p>
          </table:table-cell>
          <table:table-cell office:value-type="float" office:value="6.789933" calcext:value-type="float">
            <text:p>6.789933</text:p>
          </table:table-cell>
          <table:table-cell office:value-type="float" office:value="6.931915" calcext:value-type="float">
            <text:p>6.931915</text:p>
          </table:table-cell>
          <table:table-cell office:value-type="float" office:value="6.850494" calcext:value-type="float">
            <text:p>6.850494</text:p>
          </table:table-cell>
          <table:table-cell office:value-type="float" office:value="7.173002" calcext:value-type="float">
            <text:p>7.173002</text:p>
          </table:table-cell>
          <table:table-cell office:value-type="float" office:value="7.003757" calcext:value-type="float">
            <text:p>7.003757</text:p>
          </table:table-cell>
          <table:table-cell office:value-type="float" office:value="6.668454" calcext:value-type="float">
            <text:p>6.668454</text:p>
          </table:table-cell>
          <table:table-cell office:value-type="float" office:value="7.283883" calcext:value-type="float">
            <text:p>7.283883</text:p>
          </table:table-cell>
          <table:table-cell office:value-type="float" office:value="7.139792" calcext:value-type="float">
            <text:p>7.139792</text:p>
          </table:table-cell>
          <table:table-cell office:value-type="float" office:value="6.313111" calcext:value-type="float">
            <text:p>6.313111</text:p>
          </table:table-cell>
          <table:table-cell office:value-type="float" office:value="8.165386" calcext:value-type="float">
            <text:p>8.165386</text:p>
          </table:table-cell>
          <table:table-cell office:value-type="float" office:value="7.373143" calcext:value-type="float">
            <text:p>7.373143</text:p>
          </table:table-cell>
          <table:table-cell office:value-type="float" office:value="2.227596" calcext:value-type="float">
            <text:p>2.227596</text:p>
          </table:table-cell>
          <table:table-cell office:value-type="float" office:value="12.915388" calcext:value-type="float">
            <text:p>12.915388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450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4617" calcext:value-type="float">
            <text:p>1.804617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2787" calcext:value-type="float">
            <text:p>2.972787</text:p>
          </table:table-cell>
          <table:table-cell office:value-type="float" office:value="3.0589" calcext:value-type="float">
            <text:p>3.0589</text:p>
          </table:table-cell>
          <table:table-cell office:value-type="float" office:value="2.992732" calcext:value-type="float">
            <text:p>2.992732</text:p>
          </table:table-cell>
          <table:table-cell office:value-type="float" office:value="2.965985" calcext:value-type="float">
            <text:p>2.965985</text:p>
          </table:table-cell>
          <table:table-cell office:value-type="float" office:value="2.985457" calcext:value-type="float">
            <text:p>2.985457</text:p>
          </table:table-cell>
          <table:table-cell office:value-type="float" office:value="2.987778" calcext:value-type="float">
            <text:p>2.987778</text:p>
          </table:table-cell>
          <table:table-cell office:value-type="float" office:value="3.014199" calcext:value-type="float">
            <text:p>3.014199</text:p>
          </table:table-cell>
          <table:table-cell office:value-type="float" office:value="2.979647" calcext:value-type="float">
            <text:p>2.979647</text:p>
          </table:table-cell>
          <table:table-cell office:value-type="float" office:value="2.922598" calcext:value-type="float">
            <text:p>2.922598</text:p>
          </table:table-cell>
          <table:table-cell office:value-type="float" office:value="2.946327" calcext:value-type="float">
            <text:p>2.946327</text:p>
          </table:table-cell>
          <table:table-cell office:value-type="float" office:value="2.940081" calcext:value-type="float">
            <text:p>2.940081</text:p>
          </table:table-cell>
          <table:table-cell office:value-type="float" office:value="2.867784" calcext:value-type="float">
            <text:p>2.867784</text:p>
          </table:table-cell>
          <table:table-cell office:value-type="float" office:value="2.813761" calcext:value-type="float">
            <text:p>2.813761</text:p>
          </table:table-cell>
          <table:table-cell office:value-type="float" office:value="3.586405" calcext:value-type="float">
            <text:p>3.586405</text:p>
          </table:table-cell>
          <table:table-cell office:value-type="float" office:value="3.288724" calcext:value-type="float">
            <text:p>3.288724</text:p>
          </table:table-cell>
          <table:table-cell office:value-type="float" office:value="2.607621" calcext:value-type="float">
            <text:p>2.607621</text:p>
          </table:table-cell>
          <table:table-cell office:value-type="float" office:value="3.525398" calcext:value-type="float">
            <text:p>3.525398</text:p>
          </table:table-cell>
          <table:table-cell office:value-type="float" office:value="6.569215" calcext:value-type="float">
            <text:p>6.569215</text:p>
          </table:table-cell>
          <table:table-cell office:value-type="float" office:value="3.634153" calcext:value-type="float">
            <text:p>3.634153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520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8933" calcext:value-type="float">
            <text:p>1.788933</text:p>
          </table:table-cell>
          <table:table-cell office:value-type="string" calcext:value-type="string">
            <text:p><text:s text:c="3"/>-nan</text:p>
          </table:table-cell>
          <table:table-cell office:value-type="float" office:value="7.043733" calcext:value-type="float">
            <text:p>7.043733</text:p>
          </table:table-cell>
          <table:table-cell office:value-type="float" office:value="7.074476" calcext:value-type="float">
            <text:p>7.074476</text:p>
          </table:table-cell>
          <table:table-cell office:value-type="float" office:value="6.987007" calcext:value-type="float">
            <text:p>6.987007</text:p>
          </table:table-cell>
          <table:table-cell office:value-type="float" office:value="7.033125" calcext:value-type="float">
            <text:p>7.033125</text:p>
          </table:table-cell>
          <table:table-cell office:value-type="float" office:value="6.799678" calcext:value-type="float">
            <text:p>6.799678</text:p>
          </table:table-cell>
          <table:table-cell office:value-type="float" office:value="7.103315" calcext:value-type="float">
            <text:p>7.103315</text:p>
          </table:table-cell>
          <table:table-cell office:value-type="float" office:value="6.99187" calcext:value-type="float">
            <text:p>6.99187</text:p>
          </table:table-cell>
          <table:table-cell office:value-type="float" office:value="6.957402" calcext:value-type="float">
            <text:p>6.957402</text:p>
          </table:table-cell>
          <table:table-cell office:value-type="float" office:value="6.883262" calcext:value-type="float">
            <text:p>6.883262</text:p>
          </table:table-cell>
          <table:table-cell office:value-type="float" office:value="6.968798" calcext:value-type="float">
            <text:p>6.968798</text:p>
          </table:table-cell>
          <table:table-cell office:value-type="float" office:value="6.983659" calcext:value-type="float">
            <text:p>6.983659</text:p>
          </table:table-cell>
          <table:table-cell office:value-type="float" office:value="6.844666" calcext:value-type="float">
            <text:p>6.844666</text:p>
          </table:table-cell>
          <table:table-cell office:value-type="float" office:value="6.935164" calcext:value-type="float">
            <text:p>6.935164</text:p>
          </table:table-cell>
          <table:table-cell office:value-type="float" office:value="6.974173" calcext:value-type="float">
            <text:p>6.974173</text:p>
          </table:table-cell>
          <table:table-cell office:value-type="float" office:value="6.816458" calcext:value-type="float">
            <text:p>6.816458</text:p>
          </table:table-cell>
          <table:table-cell office:value-type="float" office:value="7.155976" calcext:value-type="float">
            <text:p>7.155976</text:p>
          </table:table-cell>
          <table:table-cell office:value-type="float" office:value="7.063885" calcext:value-type="float">
            <text:p>7.063885</text:p>
          </table:table-cell>
          <table:table-cell office:value-type="float" office:value="6.896912" calcext:value-type="float">
            <text:p>6.896912</text:p>
          </table:table-cell>
          <table:table-cell office:value-type="float" office:value="7.099292" calcext:value-type="float">
            <text:p>7.099292</text:p>
          </table:table-cell>
          <table:table-cell office:value-type="float" office:value="7.128571" calcext:value-type="float">
            <text:p>7.128571</text:p>
          </table:table-cell>
          <table:table-cell office:value-type="float" office:value="6.402177" calcext:value-type="float">
            <text:p>6.402177</text:p>
          </table:table-cell>
          <table:table-cell office:value-type="float" office:value="7.292442" calcext:value-type="float">
            <text:p>7.292442</text:p>
          </table:table-cell>
          <table:table-cell office:value-type="float" office:value="6.878208" calcext:value-type="float">
            <text:p>6.878208</text:p>
          </table:table-cell>
          <table:table-cell office:value-type="float" office:value="5.422932" calcext:value-type="float">
            <text:p>5.422932</text:p>
          </table:table-cell>
          <table:table-cell office:value-type="float" office:value="6.964133" calcext:value-type="float">
            <text:p>6.964133</text:p>
          </table:table-cell>
          <table:table-cell office:value-type="float" office:value="7.377546" calcext:value-type="float">
            <text:p>7.377546</text:p>
          </table:table-cell>
          <table:table-cell office:value-type="float" office:value="3.587722" calcext:value-type="float">
            <text:p>3.587722</text:p>
          </table:table-cell>
          <table:table-cell office:value-type="float" office:value="6.918635" calcext:value-type="float">
            <text:p>6.918635</text:p>
          </table:table-cell>
          <table:table-cell office:value-type="float" office:value="13.341081" calcext:value-type="float">
            <text:p>13.341081</text:p>
          </table:table-cell>
          <table:table-cell office:value-type="float" office:value="5.336238" calcext:value-type="float">
            <text:p>5.336238</text:p>
          </table:table-cell>
          <table:table-cell office:value-type="float" office:value="7.470093" calcext:value-type="float">
            <text:p>7.470093</text:p>
          </table:table-cell>
          <table:table-cell office:value-type="float" office:value="3.452114" calcext:value-type="float">
            <text:p>3.452114</text:p>
          </table:table-cell>
          <table:table-cell office:value-type="float" office:value="18.626622" calcext:value-type="float">
            <text:p>18.626622</text:p>
          </table:table-cell>
          <table:table-cell table:number-columns-repeated="190" office:value-type="float" office:value="0" calcext:value-type="float">
            <text:p>0</text:p>
          </table:table-cell>
          <table:table-cell table:number-columns-repeated="354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4303" calcext:value-type="float">
            <text:p>1.794303</text:p>
          </table:table-cell>
          <table:table-cell office:value-type="string" calcext:value-type="string">
            <text:p><text:s text:c="3"/>-nan</text:p>
          </table:table-cell>
          <table:table-cell office:value-type="float" office:value="12.244236" calcext:value-type="float">
            <text:p>12.244236</text:p>
          </table:table-cell>
          <table:table-cell office:value-type="float" office:value="11.992763" calcext:value-type="float">
            <text:p>11.992763</text:p>
          </table:table-cell>
          <table:table-cell office:value-type="float" office:value="11.953049" calcext:value-type="float">
            <text:p>11.953049</text:p>
          </table:table-cell>
          <table:table-cell office:value-type="float" office:value="11.946332" calcext:value-type="float">
            <text:p>11.946332</text:p>
          </table:table-cell>
          <table:table-cell office:value-type="float" office:value="11.852761" calcext:value-type="float">
            <text:p>11.852761</text:p>
          </table:table-cell>
          <table:table-cell office:value-type="float" office:value="12.052791" calcext:value-type="float">
            <text:p>12.052791</text:p>
          </table:table-cell>
          <table:table-cell office:value-type="float" office:value="12.017989" calcext:value-type="float">
            <text:p>12.017989</text:p>
          </table:table-cell>
          <table:table-cell office:value-type="float" office:value="12.028703" calcext:value-type="float">
            <text:p>12.028703</text:p>
          </table:table-cell>
          <table:table-cell office:value-type="float" office:value="12.114052" calcext:value-type="float">
            <text:p>12.114052</text:p>
          </table:table-cell>
          <table:table-cell office:value-type="float" office:value="12.016139" calcext:value-type="float">
            <text:p>12.016139</text:p>
          </table:table-cell>
          <table:table-cell office:value-type="float" office:value="12.220558" calcext:value-type="float">
            <text:p>12.220558</text:p>
          </table:table-cell>
          <table:table-cell office:value-type="float" office:value="12.055984" calcext:value-type="float">
            <text:p>12.055984</text:p>
          </table:table-cell>
          <table:table-cell office:value-type="float" office:value="12.151123" calcext:value-type="float">
            <text:p>12.151123</text:p>
          </table:table-cell>
          <table:table-cell office:value-type="float" office:value="12.155918" calcext:value-type="float">
            <text:p>12.155918</text:p>
          </table:table-cell>
          <table:table-cell office:value-type="float" office:value="11.986987" calcext:value-type="float">
            <text:p>11.986987</text:p>
          </table:table-cell>
          <table:table-cell office:value-type="float" office:value="11.912757" calcext:value-type="float">
            <text:p>11.912757</text:p>
          </table:table-cell>
          <table:table-cell office:value-type="float" office:value="12.077766" calcext:value-type="float">
            <text:p>12.077766</text:p>
          </table:table-cell>
          <table:table-cell office:value-type="float" office:value="11.885762" calcext:value-type="float">
            <text:p>11.885762</text:p>
          </table:table-cell>
          <table:table-cell office:value-type="float" office:value="12.426997" calcext:value-type="float">
            <text:p>12.426997</text:p>
          </table:table-cell>
          <table:table-cell office:value-type="float" office:value="12.126422" calcext:value-type="float">
            <text:p>12.126422</text:p>
          </table:table-cell>
          <table:table-cell office:value-type="float" office:value="12.198346" calcext:value-type="float">
            <text:p>12.198346</text:p>
          </table:table-cell>
          <table:table-cell office:value-type="float" office:value="11.625308" calcext:value-type="float">
            <text:p>11.625308</text:p>
          </table:table-cell>
          <table:table-cell office:value-type="float" office:value="11.972593" calcext:value-type="float">
            <text:p>11.972593</text:p>
          </table:table-cell>
          <table:table-cell office:value-type="float" office:value="12.025151" calcext:value-type="float">
            <text:p>12.025151</text:p>
          </table:table-cell>
          <table:table-cell office:value-type="float" office:value="11.147986" calcext:value-type="float">
            <text:p>11.147986</text:p>
          </table:table-cell>
          <table:table-cell office:value-type="float" office:value="11.561322" calcext:value-type="float">
            <text:p>11.561322</text:p>
          </table:table-cell>
          <table:table-cell office:value-type="float" office:value="12.021918" calcext:value-type="float">
            <text:p>12.021918</text:p>
          </table:table-cell>
          <table:table-cell office:value-type="float" office:value="11.805184" calcext:value-type="float">
            <text:p>11.805184</text:p>
          </table:table-cell>
          <table:table-cell office:value-type="float" office:value="12.80786" calcext:value-type="float">
            <text:p>12.80786</text:p>
          </table:table-cell>
          <table:table-cell office:value-type="float" office:value="12.452996" calcext:value-type="float">
            <text:p>12.452996</text:p>
          </table:table-cell>
          <table:table-cell office:value-type="float" office:value="12.047223" calcext:value-type="float">
            <text:p>12.047223</text:p>
          </table:table-cell>
          <table:table-cell office:value-type="float" office:value="12.071365" calcext:value-type="float">
            <text:p>12.071365</text:p>
          </table:table-cell>
          <table:table-cell office:value-type="float" office:value="11.854313" calcext:value-type="float">
            <text:p>11.854313</text:p>
          </table:table-cell>
          <table:table-cell office:value-type="float" office:value="13.00044" calcext:value-type="float">
            <text:p>13.00044</text:p>
          </table:table-cell>
          <table:table-cell office:value-type="float" office:value="13.297825" calcext:value-type="float">
            <text:p>13.297825</text:p>
          </table:table-cell>
          <table:table-cell office:value-type="float" office:value="14.393855" calcext:value-type="float">
            <text:p>14.393855</text:p>
          </table:table-cell>
          <table:table-cell office:value-type="float" office:value="11.567691" calcext:value-type="float">
            <text:p>11.567691</text:p>
          </table:table-cell>
          <table:table-cell office:value-type="float" office:value="12.688236" calcext:value-type="float">
            <text:p>12.688236</text:p>
          </table:table-cell>
          <table:table-cell office:value-type="float" office:value="19.981113" calcext:value-type="float">
            <text:p>19.981113</text:p>
          </table:table-cell>
          <table:table-cell office:value-type="float" office:value="12.853387" calcext:value-type="float">
            <text:p>12.853387</text:p>
          </table:table-cell>
          <table:table-cell office:value-type="float" office:value="6.028737" calcext:value-type="float">
            <text:p>6.028737</text:p>
          </table:table-cell>
          <table:table-cell office:value-type="float" office:value="13.420885" calcext:value-type="float">
            <text:p>13.420885</text:p>
          </table:table-cell>
          <table:table-cell office:value-type="float" office:value="9.371251" calcext:value-type="float">
            <text:p>9.371251</text:p>
          </table:table-cell>
          <table:table-cell table:number-columns-repeated="398" office:value-type="float" office:value="0" calcext:value-type="float">
            <text:p>0</text:p>
          </table:table-cell>
          <table:table-cell table:number-columns-repeated="136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2527" calcext:value-type="float">
            <text:p>1.792527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0052" calcext:value-type="float">
            <text:p>3.000052</text:p>
          </table:table-cell>
          <table:table-cell office:value-type="float" office:value="3.005896" calcext:value-type="float">
            <text:p>3.005896</text:p>
          </table:table-cell>
          <table:table-cell office:value-type="float" office:value="3.025877" calcext:value-type="float">
            <text:p>3.025877</text:p>
          </table:table-cell>
          <table:table-cell office:value-type="float" office:value="3.026149" calcext:value-type="float">
            <text:p>3.026149</text:p>
          </table:table-cell>
          <table:table-cell office:value-type="float" office:value="3.007693" calcext:value-type="float">
            <text:p>3.007693</text:p>
          </table:table-cell>
          <table:table-cell office:value-type="float" office:value="3.076393" calcext:value-type="float">
            <text:p>3.076393</text:p>
          </table:table-cell>
          <table:table-cell office:value-type="float" office:value="3.012172" calcext:value-type="float">
            <text:p>3.012172</text:p>
          </table:table-cell>
          <table:table-cell office:value-type="float" office:value="3.026751" calcext:value-type="float">
            <text:p>3.026751</text:p>
          </table:table-cell>
          <table:table-cell office:value-type="float" office:value="2.923652" calcext:value-type="float">
            <text:p>2.923652</text:p>
          </table:table-cell>
          <table:table-cell office:value-type="float" office:value="2.986976" calcext:value-type="float">
            <text:p>2.986976</text:p>
          </table:table-cell>
          <table:table-cell office:value-type="float" office:value="2.983712" calcext:value-type="float">
            <text:p>2.983712</text:p>
          </table:table-cell>
          <table:table-cell office:value-type="float" office:value="2.821003" calcext:value-type="float">
            <text:p>2.821003</text:p>
          </table:table-cell>
          <table:table-cell office:value-type="float" office:value="2.777499" calcext:value-type="float">
            <text:p>2.777499</text:p>
          </table:table-cell>
          <table:table-cell office:value-type="float" office:value="2.899381" calcext:value-type="float">
            <text:p>2.899381</text:p>
          </table:table-cell>
          <table:table-cell office:value-type="float" office:value="3.333974" calcext:value-type="float">
            <text:p>3.333974</text:p>
          </table:table-cell>
          <table:table-cell office:value-type="float" office:value="2.804677" calcext:value-type="float">
            <text:p>2.804677</text:p>
          </table:table-cell>
          <table:table-cell office:value-type="float" office:value="2.507169" calcext:value-type="float">
            <text:p>2.507169</text:p>
          </table:table-cell>
          <table:table-cell office:value-type="float" office:value="3.362992" calcext:value-type="float">
            <text:p>3.362992</text:p>
          </table:table-cell>
          <table:table-cell office:value-type="float" office:value="2.956346" calcext:value-type="float">
            <text:p>2.956346</text:p>
          </table:table-cell>
          <table:table-cell table:number-columns-repeated="55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69" calcext:value-type="float">
            <text:p>1.798869</text:p>
          </table:table-cell>
          <table:table-cell office:value-type="string" calcext:value-type="string">
            <text:p><text:s text:c="3"/>-nan</text:p>
          </table:table-cell>
          <table:table-cell office:value-type="float" office:value="5.035323" calcext:value-type="float">
            <text:p>5.035323</text:p>
          </table:table-cell>
          <table:table-cell office:value-type="float" office:value="5.007079" calcext:value-type="float">
            <text:p>5.007079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5.021407" calcext:value-type="float">
            <text:p>5.021407</text:p>
          </table:table-cell>
          <table:table-cell office:value-type="float" office:value="4.982664" calcext:value-type="float">
            <text:p>4.982664</text:p>
          </table:table-cell>
          <table:table-cell office:value-type="float" office:value="5.046257" calcext:value-type="float">
            <text:p>5.046257</text:p>
          </table:table-cell>
          <table:table-cell office:value-type="float" office:value="4.99273" calcext:value-type="float">
            <text:p>4.99273</text:p>
          </table:table-cell>
          <table:table-cell office:value-type="float" office:value="5.016523" calcext:value-type="float">
            <text:p>5.016523</text:p>
          </table:table-cell>
          <table:table-cell office:value-type="float" office:value="5.095931" calcext:value-type="float">
            <text:p>5.095931</text:p>
          </table:table-cell>
          <table:table-cell office:value-type="float" office:value="4.964193" calcext:value-type="float">
            <text:p>4.964193</text:p>
          </table:table-cell>
          <table:table-cell office:value-type="float" office:value="4.967732" calcext:value-type="float">
            <text:p>4.967732</text:p>
          </table:table-cell>
          <table:table-cell office:value-type="float" office:value="5.083707" calcext:value-type="float">
            <text:p>5.083707</text:p>
          </table:table-cell>
          <table:table-cell office:value-type="float" office:value="4.969835" calcext:value-type="float">
            <text:p>4.969835</text:p>
          </table:table-cell>
          <table:table-cell office:value-type="float" office:value="4.9252" calcext:value-type="float">
            <text:p>4.9252</text:p>
          </table:table-cell>
          <table:table-cell office:value-type="float" office:value="4.830894" calcext:value-type="float">
            <text:p>4.830894</text:p>
          </table:table-cell>
          <table:table-cell office:value-type="float" office:value="5.260173" calcext:value-type="float">
            <text:p>5.260173</text:p>
          </table:table-cell>
          <table:table-cell office:value-type="float" office:value="4.647513" calcext:value-type="float">
            <text:p>4.647513</text:p>
          </table:table-cell>
          <table:table-cell office:value-type="float" office:value="5.448264" calcext:value-type="float">
            <text:p>5.448264</text:p>
          </table:table-cell>
          <table:table-cell office:value-type="float" office:value="5.449492" calcext:value-type="float">
            <text:p>5.449492</text:p>
          </table:table-cell>
          <table:table-cell office:value-type="float" office:value="4.800022" calcext:value-type="float">
            <text:p>4.800022</text:p>
          </table:table-cell>
          <table:table-cell office:value-type="float" office:value="4.549603" calcext:value-type="float">
            <text:p>4.549603</text:p>
          </table:table-cell>
          <table:table-cell office:value-type="float" office:value="4.115581" calcext:value-type="float">
            <text:p>4.115581</text:p>
          </table:table-cell>
          <table:table-cell office:value-type="float" office:value="4.099765" calcext:value-type="float">
            <text:p>4.099765</text:p>
          </table:table-cell>
          <table:table-cell office:value-type="float" office:value="1.80231" calcext:value-type="float">
            <text:p>1.80231</text:p>
          </table:table-cell>
          <table:table-cell office:value-type="float" office:value="1.172502" calcext:value-type="float">
            <text:p>1.17250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31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156" calcext:value-type="float">
            <text:p>1.79156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6757" calcext:value-type="float">
            <text:p>2.006757</text:p>
          </table:table-cell>
          <table:table-cell office:value-type="float" office:value="2.006202" calcext:value-type="float">
            <text:p>2.006202</text:p>
          </table:table-cell>
          <table:table-cell office:value-type="float" office:value="1.991741" calcext:value-type="float">
            <text:p>1.991741</text:p>
          </table:table-cell>
          <table:table-cell office:value-type="float" office:value="1.977819" calcext:value-type="float">
            <text:p>1.977819</text:p>
          </table:table-cell>
          <table:table-cell office:value-type="float" office:value="2.000229" calcext:value-type="float">
            <text:p>2.000229</text:p>
          </table:table-cell>
          <table:table-cell office:value-type="float" office:value="1.995962" calcext:value-type="float">
            <text:p>1.995962</text:p>
          </table:table-cell>
          <table:table-cell office:value-type="float" office:value="1.987087" calcext:value-type="float">
            <text:p>1.987087</text:p>
          </table:table-cell>
          <table:table-cell office:value-type="float" office:value="1.989547" calcext:value-type="float">
            <text:p>1.989547</text:p>
          </table:table-cell>
          <table:table-cell office:value-type="float" office:value="2.002355" calcext:value-type="float">
            <text:p>2.002355</text:p>
          </table:table-cell>
          <table:table-cell office:value-type="float" office:value="1.961348" calcext:value-type="float">
            <text:p>1.961348</text:p>
          </table:table-cell>
          <table:table-cell office:value-type="float" office:value="2.336596" calcext:value-type="float">
            <text:p>2.336596</text:p>
          </table:table-cell>
          <table:table-cell office:value-type="float" office:value="2.133938" calcext:value-type="float">
            <text:p>2.133938</text:p>
          </table:table-cell>
          <table:table-cell office:value-type="float" office:value="1.113507" calcext:value-type="float">
            <text:p>1.113507</text:p>
          </table:table-cell>
          <table:table-cell office:value-type="float" office:value="1.556874" calcext:value-type="float">
            <text:p>1.55687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12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16" calcext:value-type="float">
            <text:p>1.798816</text:p>
          </table:table-cell>
          <table:table-cell office:value-type="string" calcext:value-type="string">
            <text:p><text:s text:c="3"/>-nan</text:p>
          </table:table-cell>
          <table:table-cell office:value-type="float" office:value="4.024874" calcext:value-type="float">
            <text:p>4.024874</text:p>
          </table:table-cell>
          <table:table-cell office:value-type="float" office:value="3.975054" calcext:value-type="float">
            <text:p>3.975054</text:p>
          </table:table-cell>
          <table:table-cell office:value-type="float" office:value="3.928349" calcext:value-type="float">
            <text:p>3.928349</text:p>
          </table:table-cell>
          <table:table-cell office:value-type="float" office:value="4.002389" calcext:value-type="float">
            <text:p>4.002389</text:p>
          </table:table-cell>
          <table:table-cell office:value-type="float" office:value="4.013381" calcext:value-type="float">
            <text:p>4.013381</text:p>
          </table:table-cell>
          <table:table-cell office:value-type="float" office:value="3.991061" calcext:value-type="float">
            <text:p>3.991061</text:p>
          </table:table-cell>
          <table:table-cell office:value-type="float" office:value="4.034701" calcext:value-type="float">
            <text:p>4.034701</text:p>
          </table:table-cell>
          <table:table-cell office:value-type="float" office:value="3.972567" calcext:value-type="float">
            <text:p>3.972567</text:p>
          </table:table-cell>
          <table:table-cell office:value-type="float" office:value="4.023473" calcext:value-type="float">
            <text:p>4.023473</text:p>
          </table:table-cell>
          <table:table-cell office:value-type="float" office:value="4.05714" calcext:value-type="float">
            <text:p>4.05714</text:p>
          </table:table-cell>
          <table:table-cell office:value-type="float" office:value="3.883155" calcext:value-type="float">
            <text:p>3.883155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3.851911" calcext:value-type="float">
            <text:p>3.851911</text:p>
          </table:table-cell>
          <table:table-cell office:value-type="float" office:value="3.926023" calcext:value-type="float">
            <text:p>3.926023</text:p>
          </table:table-cell>
          <table:table-cell office:value-type="float" office:value="4.089685" calcext:value-type="float">
            <text:p>4.089685</text:p>
          </table:table-cell>
          <table:table-cell office:value-type="float" office:value="3.742236" calcext:value-type="float">
            <text:p>3.742236</text:p>
          </table:table-cell>
          <table:table-cell office:value-type="float" office:value="4.194383" calcext:value-type="float">
            <text:p>4.194383</text:p>
          </table:table-cell>
          <table:table-cell office:value-type="float" office:value="3.430857" calcext:value-type="float">
            <text:p>3.430857</text:p>
          </table:table-cell>
          <table:table-cell office:value-type="float" office:value="5.416495" calcext:value-type="float">
            <text:p>5.416495</text:p>
          </table:table-cell>
          <table:table-cell office:value-type="float" office:value="5.649241" calcext:value-type="float">
            <text:p>5.64924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28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6736" calcext:value-type="float">
            <text:p>1.806736</text:p>
          </table:table-cell>
          <table:table-cell office:value-type="string" calcext:value-type="string">
            <text:p><text:s text:c="3"/>-nan</text:p>
          </table:table-cell>
          <table:table-cell office:value-type="float" office:value="9.256834" calcext:value-type="float">
            <text:p>9.256834</text:p>
          </table:table-cell>
          <table:table-cell office:value-type="float" office:value="8.927023" calcext:value-type="float">
            <text:p>8.927023</text:p>
          </table:table-cell>
          <table:table-cell office:value-type="float" office:value="9.179092" calcext:value-type="float">
            <text:p>9.179092</text:p>
          </table:table-cell>
          <table:table-cell office:value-type="float" office:value="8.816613" calcext:value-type="float">
            <text:p>8.816613</text:p>
          </table:table-cell>
          <table:table-cell office:value-type="float" office:value="8.951263" calcext:value-type="float">
            <text:p>8.951263</text:p>
          </table:table-cell>
          <table:table-cell office:value-type="float" office:value="8.882925" calcext:value-type="float">
            <text:p>8.882925</text:p>
          </table:table-cell>
          <table:table-cell office:value-type="float" office:value="8.791143" calcext:value-type="float">
            <text:p>8.791143</text:p>
          </table:table-cell>
          <table:table-cell office:value-type="float" office:value="8.86113" calcext:value-type="float">
            <text:p>8.86113</text:p>
          </table:table-cell>
          <table:table-cell office:value-type="float" office:value="8.847188" calcext:value-type="float">
            <text:p>8.847188</text:p>
          </table:table-cell>
          <table:table-cell office:value-type="float" office:value="8.786361" calcext:value-type="float">
            <text:p>8.786361</text:p>
          </table:table-cell>
          <table:table-cell office:value-type="float" office:value="8.860596" calcext:value-type="float">
            <text:p>8.860596</text:p>
          </table:table-cell>
          <table:table-cell office:value-type="float" office:value="9.043705" calcext:value-type="float">
            <text:p>9.043705</text:p>
          </table:table-cell>
          <table:table-cell office:value-type="float" office:value="9.136817" calcext:value-type="float">
            <text:p>9.136817</text:p>
          </table:table-cell>
          <table:table-cell office:value-type="float" office:value="9.294554" calcext:value-type="float">
            <text:p>9.294554</text:p>
          </table:table-cell>
          <table:table-cell office:value-type="float" office:value="8.790155" calcext:value-type="float">
            <text:p>8.790155</text:p>
          </table:table-cell>
          <table:table-cell office:value-type="float" office:value="8.744517" calcext:value-type="float">
            <text:p>8.744517</text:p>
          </table:table-cell>
          <table:table-cell office:value-type="float" office:value="8.77653" calcext:value-type="float">
            <text:p>8.77653</text:p>
          </table:table-cell>
          <table:table-cell office:value-type="float" office:value="9.327088" calcext:value-type="float">
            <text:p>9.327088</text:p>
          </table:table-cell>
          <table:table-cell office:value-type="float" office:value="8.954136" calcext:value-type="float">
            <text:p>8.954136</text:p>
          </table:table-cell>
          <table:table-cell office:value-type="float" office:value="9.126739" calcext:value-type="float">
            <text:p>9.126739</text:p>
          </table:table-cell>
          <table:table-cell office:value-type="float" office:value="8.773758" calcext:value-type="float">
            <text:p>8.773758</text:p>
          </table:table-cell>
          <table:table-cell office:value-type="float" office:value="8.899161" calcext:value-type="float">
            <text:p>8.899161</text:p>
          </table:table-cell>
          <table:table-cell office:value-type="float" office:value="9.222378" calcext:value-type="float">
            <text:p>9.222378</text:p>
          </table:table-cell>
          <table:table-cell office:value-type="float" office:value="9.256158" calcext:value-type="float">
            <text:p>9.256158</text:p>
          </table:table-cell>
          <table:table-cell office:value-type="float" office:value="8.932722" calcext:value-type="float">
            <text:p>8.932722</text:p>
          </table:table-cell>
          <table:table-cell office:value-type="float" office:value="8.72881" calcext:value-type="float">
            <text:p>8.72881</text:p>
          </table:table-cell>
          <table:table-cell office:value-type="float" office:value="9.786936" calcext:value-type="float">
            <text:p>9.786936</text:p>
          </table:table-cell>
          <table:table-cell office:value-type="float" office:value="8.66304" calcext:value-type="float">
            <text:p>8.66304</text:p>
          </table:table-cell>
          <table:table-cell office:value-type="float" office:value="10.530655" calcext:value-type="float">
            <text:p>10.530655</text:p>
          </table:table-cell>
          <table:table-cell office:value-type="float" office:value="9.088772" calcext:value-type="float">
            <text:p>9.088772</text:p>
          </table:table-cell>
          <table:table-cell office:value-type="float" office:value="10.975688" calcext:value-type="float">
            <text:p>10.975688</text:p>
          </table:table-cell>
          <table:table-cell office:value-type="float" office:value="11.627348" calcext:value-type="float">
            <text:p>11.627348</text:p>
          </table:table-cell>
          <table:table-cell office:value-type="float" office:value="12.67956" calcext:value-type="float">
            <text:p>12.67956</text:p>
          </table:table-cell>
          <table:table-cell office:value-type="float" office:value="6.716426" calcext:value-type="float">
            <text:p>6.716426</text:p>
          </table:table-cell>
          <table:table-cell office:value-type="float" office:value="7.737088" calcext:value-type="float">
            <text:p>7.737088</text:p>
          </table:table-cell>
          <table:table-cell office:value-type="float" office:value="15.850253" calcext:value-type="float">
            <text:p>15.850253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420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71" calcext:value-type="float">
            <text:p>1.80171</text:p>
          </table:table-cell>
          <table:table-cell office:value-type="string" calcext:value-type="string">
            <text:p><text:s text:c="3"/>-nan</text:p>
          </table:table-cell>
          <table:table-cell office:value-type="float" office:value="3.973832" calcext:value-type="float">
            <text:p>3.973832</text:p>
          </table:table-cell>
          <table:table-cell office:value-type="float" office:value="3.950739" calcext:value-type="float">
            <text:p>3.950739</text:p>
          </table:table-cell>
          <table:table-cell office:value-type="float" office:value="3.887437" calcext:value-type="float">
            <text:p>3.887437</text:p>
          </table:table-cell>
          <table:table-cell office:value-type="float" office:value="3.948796" calcext:value-type="float">
            <text:p>3.948796</text:p>
          </table:table-cell>
          <table:table-cell office:value-type="float" office:value="3.966532" calcext:value-type="float">
            <text:p>3.966532</text:p>
          </table:table-cell>
          <table:table-cell office:value-type="float" office:value="4.001297" calcext:value-type="float">
            <text:p>4.001297</text:p>
          </table:table-cell>
          <table:table-cell office:value-type="float" office:value="3.929339" calcext:value-type="float">
            <text:p>3.929339</text:p>
          </table:table-cell>
          <table:table-cell office:value-type="float" office:value="4.086865" calcext:value-type="float">
            <text:p>4.086865</text:p>
          </table:table-cell>
          <table:table-cell office:value-type="float" office:value="3.965517" calcext:value-type="float">
            <text:p>3.965517</text:p>
          </table:table-cell>
          <table:table-cell office:value-type="float" office:value="3.936649" calcext:value-type="float">
            <text:p>3.936649</text:p>
          </table:table-cell>
          <table:table-cell office:value-type="float" office:value="4.104213" calcext:value-type="float">
            <text:p>4.104213</text:p>
          </table:table-cell>
          <table:table-cell office:value-type="float" office:value="4.047859" calcext:value-type="float">
            <text:p>4.047859</text:p>
          </table:table-cell>
          <table:table-cell office:value-type="float" office:value="3.921507" calcext:value-type="float">
            <text:p>3.921507</text:p>
          </table:table-cell>
          <table:table-cell office:value-type="float" office:value="3.895512" calcext:value-type="float">
            <text:p>3.895512</text:p>
          </table:table-cell>
          <table:table-cell office:value-type="float" office:value="4.19042" calcext:value-type="float">
            <text:p>4.19042</text:p>
          </table:table-cell>
          <table:table-cell office:value-type="float" office:value="3.906164" calcext:value-type="float">
            <text:p>3.906164</text:p>
          </table:table-cell>
          <table:table-cell office:value-type="float" office:value="4.274864" calcext:value-type="float">
            <text:p>4.274864</text:p>
          </table:table-cell>
          <table:table-cell office:value-type="float" office:value="4.2339" calcext:value-type="float">
            <text:p>4.2339</text:p>
          </table:table-cell>
          <table:table-cell office:value-type="float" office:value="3.993249" calcext:value-type="float">
            <text:p>3.993249</text:p>
          </table:table-cell>
          <table:table-cell office:value-type="float" office:value="2.993511" calcext:value-type="float">
            <text:p>2.993511</text:p>
          </table:table-cell>
          <table:table-cell office:value-type="float" office:value="2.943696" calcext:value-type="float">
            <text:p>2.943696</text:p>
          </table:table-cell>
          <table:table-cell office:value-type="float" office:value="1.674635" calcext:value-type="float">
            <text:p>1.674635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464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6447" calcext:value-type="float">
            <text:p>1.796447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1759" calcext:value-type="float">
            <text:p>2.001759</text:p>
          </table:table-cell>
          <table:table-cell office:value-type="float" office:value="1.994915" calcext:value-type="float">
            <text:p>1.994915</text:p>
          </table:table-cell>
          <table:table-cell office:value-type="float" office:value="1.976163" calcext:value-type="float">
            <text:p>1.976163</text:p>
          </table:table-cell>
          <table:table-cell office:value-type="float" office:value="1.979652" calcext:value-type="float">
            <text:p>1.979652</text:p>
          </table:table-cell>
          <table:table-cell office:value-type="float" office:value="2.022338" calcext:value-type="float">
            <text:p>2.022338</text:p>
          </table:table-cell>
          <table:table-cell office:value-type="float" office:value="1.988961" calcext:value-type="float">
            <text:p>1.988961</text:p>
          </table:table-cell>
          <table:table-cell office:value-type="float" office:value="2.001088" calcext:value-type="float">
            <text:p>2.001088</text:p>
          </table:table-cell>
          <table:table-cell office:value-type="float" office:value="2.004032" calcext:value-type="float">
            <text:p>2.004032</text:p>
          </table:table-cell>
          <table:table-cell office:value-type="float" office:value="1.978147" calcext:value-type="float">
            <text:p>1.978147</text:p>
          </table:table-cell>
          <table:table-cell office:value-type="float" office:value="1.882061" calcext:value-type="float">
            <text:p>1.882061</text:p>
          </table:table-cell>
          <table:table-cell office:value-type="float" office:value="2.16302" calcext:value-type="float">
            <text:p>2.16302</text:p>
          </table:table-cell>
          <table:table-cell office:value-type="float" office:value="2.020334" calcext:value-type="float">
            <text:p>2.020334</text:p>
          </table:table-cell>
          <table:table-cell office:value-type="float" office:value="3.047556" calcext:value-type="float">
            <text:p>3.047556</text:p>
          </table:table-cell>
          <table:table-cell office:value-type="float" office:value="2.847643" calcext:value-type="float">
            <text:p>2.847643</text:p>
          </table:table-cell>
          <table:table-cell office:value-type="float" office:value="0.793741" calcext:value-type="float">
            <text:p>0.79374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504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082" calcext:value-type="float">
            <text:p>1.800082</text:p>
          </table:table-cell>
          <table:table-cell office:value-type="string" calcext:value-type="string">
            <text:p><text:s text:c="3"/>-nan</text:p>
          </table:table-cell>
          <table:table-cell office:value-type="float" office:value="3.074896" calcext:value-type="float">
            <text:p>3.074896</text:p>
          </table:table-cell>
          <table:table-cell office:value-type="float" office:value="3.011121" calcext:value-type="float">
            <text:p>3.011121</text:p>
          </table:table-cell>
          <table:table-cell office:value-type="float" office:value="2.995231" calcext:value-type="float">
            <text:p>2.995231</text:p>
          </table:table-cell>
          <table:table-cell office:value-type="float" office:value="3.019823" calcext:value-type="float">
            <text:p>3.019823</text:p>
          </table:table-cell>
          <table:table-cell office:value-type="float" office:value="3.022269" calcext:value-type="float">
            <text:p>3.022269</text:p>
          </table:table-cell>
          <table:table-cell office:value-type="float" office:value="2.913778" calcext:value-type="float">
            <text:p>2.913778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2.994347" calcext:value-type="float">
            <text:p>2.994347</text:p>
          </table:table-cell>
          <table:table-cell office:value-type="float" office:value="2.99124" calcext:value-type="float">
            <text:p>2.99124</text:p>
          </table:table-cell>
          <table:table-cell office:value-type="float" office:value="3.042263" calcext:value-type="float">
            <text:p>3.042263</text:p>
          </table:table-cell>
          <table:table-cell office:value-type="float" office:value="3.124755" calcext:value-type="float">
            <text:p>3.124755</text:p>
          </table:table-cell>
          <table:table-cell office:value-type="float" office:value="2.928476" calcext:value-type="float">
            <text:p>2.928476</text:p>
          </table:table-cell>
          <table:table-cell office:value-type="float" office:value="3.129035" calcext:value-type="float">
            <text:p>3.129035</text:p>
          </table:table-cell>
          <table:table-cell office:value-type="float" office:value="3.155814" calcext:value-type="float">
            <text:p>3.155814</text:p>
          </table:table-cell>
          <table:table-cell office:value-type="float" office:value="3.149031" calcext:value-type="float">
            <text:p>3.149031</text:p>
          </table:table-cell>
          <table:table-cell office:value-type="float" office:value="2.434833" calcext:value-type="float">
            <text:p>2.434833</text:p>
          </table:table-cell>
          <table:table-cell office:value-type="float" office:value="1.285141" calcext:value-type="float">
            <text:p>1.285141</text:p>
          </table:table-cell>
          <table:table-cell office:value-type="float" office:value="1.782425" calcext:value-type="float">
            <text:p>1.78242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8:34:49.375740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43:26.045063343</meta:creation-date>
    <dc:date>2024-01-22T19:16:21.260717205</dc:date>
    <meta:editing-duration>PT5H37M25S</meta:editing-duration>
    <meta:editing-cycles>12</meta:editing-cycles>
    <meta:generator>LibreOffice/7.6.4.1$Linux_X86_64 LibreOffice_project/60$Build-1</meta:generator>
    <meta:document-statistic meta:table-count="4" meta:cell-count="3986" meta:object-count="0"/>
  </office:meta>
</office:document-meta>
</file>